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text" manifest:version="1.2"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tex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text"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image/png" manifest:full-path="Object 4/Pictures/10000000000001A1000000BF1D5D9F2B.png"/>
  <manifest:file-entry manifest:media-type="image/png" manifest:full-path="Object 4/Pictures/100000000000036900000281F83DDE96.png"/>
  <manifest:file-entry manifest:media-type="text/xml" manifest:full-path="Object 4/settings.xml"/>
  <manifest:file-entry manifest:media-type="text/xml" manifest:full-path="Object 4/styles.xml"/>
  <manifest:file-entry manifest:media-type="application/rdf+xml" manifest:full-path="Object 4/manifest.rdf"/>
  <manifest:file-entry manifest:media-type="application/vnd.oasis.opendocument.text"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style:font-family-generic="swiss" style:font-pitch="fixed"/>
    <style:font-face style:name="Times New Roman1" svg:font-family="'Times New Roman'" style:font-family-generic="roman" style:font-pitch="variable"/>
    <style:font-face style:name="Times New Roman" svg:font-family="'Times New Roman'" style:font-adornments="Italic"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43cm"/>
    </style:style>
    <style:style style:name="co2" style:family="table-column">
      <style:table-column-properties fo:break-before="auto" style:column-width="4.911cm"/>
    </style:style>
    <style:style style:name="co3" style:family="table-column">
      <style:table-column-properties fo:break-before="auto" style:column-width="8.851cm"/>
    </style:style>
    <style:style style:name="co4" style:family="table-column">
      <style:table-column-properties fo:break-before="auto" style:column-width="2.267cm"/>
    </style:style>
    <style:style style:name="co5" style:family="table-column">
      <style:table-column-properties fo:break-before="auto" style:column-width="9.073cm"/>
    </style:style>
    <style:style style:name="co6" style:family="table-column">
      <style:table-column-properties fo:break-before="auto" style:column-width="7.908cm"/>
    </style:style>
    <style:style style:name="co7" style:family="table-column">
      <style:table-column-properties fo:break-before="auto" style:column-width="8.407cm"/>
    </style:style>
    <style:style style:name="co8" style:family="table-column">
      <style:table-column-properties fo:break-before="auto" style:column-width="7.574cm"/>
    </style:style>
    <style:style style:name="ro1" style:family="table-row">
      <style:table-row-properties style:row-height="0.579cm" fo:break-before="auto" style:use-optimal-row-height="false"/>
    </style:style>
    <style:style style:name="ro2" style:family="table-row">
      <style:table-row-properties style:row-height="3.184cm" fo:break-before="auto" style:use-optimal-row-height="false"/>
    </style:style>
    <style:style style:name="ro3" style:family="table-row">
      <style:table-row-properties style:row-height="1.157cm" fo:break-before="auto" style:use-optimal-row-height="false"/>
    </style:style>
    <style:style style:name="ro4" style:family="table-row">
      <style:table-row-properties style:row-height="2.473cm" fo:break-before="auto" style:use-optimal-row-height="false"/>
    </style:style>
    <style:style style:name="ro5" style:family="table-row">
      <style:table-row-properties style:row-height="3.475cm" fo:break-before="auto" style:use-optimal-row-height="false"/>
    </style:style>
    <style:style style:name="ro6" style:family="table-row">
      <style:table-row-properties style:row-height="2.106cm" fo:break-before="auto" style:use-optimal-row-height="false"/>
    </style:style>
    <style:style style:name="ro7" style:family="table-row">
      <style:table-row-properties style:row-height="2.263cm" fo:break-before="auto" style:use-optimal-row-height="false"/>
    </style:style>
    <style:style style:name="ro8" style:family="table-row">
      <style:table-row-properties style:row-height="0.453cm" fo:break-before="auto" style:use-optimal-row-height="false"/>
    </style:style>
    <style:style style:name="ro9" style:family="table-row">
      <style:table-row-properties style:row-height="0.473cm" fo:break-before="auto" style:use-optimal-row-height="true"/>
    </style:style>
    <style:style style:name="ro10" style:family="table-row">
      <style:table-row-properties style:row-height="3.895cm" fo:break-before="auto" style:use-optimal-row-height="false"/>
    </style:style>
    <style:style style:name="ro11" style:family="table-row">
      <style:table-row-properties style:row-height="0.894cm" fo:break-before="auto" style:use-optimal-row-height="true"/>
    </style:style>
    <style:style style:name="ro12" style:family="table-row">
      <style:table-row-properties style:row-height="2.579cm" fo:break-before="auto" style:use-optimal-row-height="true"/>
    </style:style>
    <style:style style:name="ro13" style:family="table-row">
      <style:table-row-properties style:row-height="4.133cm" fo:break-before="auto" style:use-optimal-row-height="false"/>
    </style:style>
    <style:style style:name="ro14" style:family="table-row">
      <style:table-row-properties style:row-height="4.001cm" fo:break-before="auto" style:use-optimal-row-height="false"/>
    </style:style>
    <style:style style:name="ro15" style:family="table-row">
      <style:table-row-properties style:row-height="7.634cm" fo:break-before="auto" style:use-optimal-row-height="true"/>
    </style:style>
    <style:style style:name="ro16"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ffcc" fo:wrap-option="wrap"/>
      <style:text-properties fo:font-weight="bold" style:font-weight-asian="bold" style:font-weight-complex="bold"/>
    </style:style>
    <style:style style:name="ce2" style:family="table-cell" style:parent-style-name="Default">
      <style:table-cell-properties fo:wrap-option="wrap"/>
      <style:text-properties fo:font-weight="bold" style:font-weight-asian="bold" style:font-weight-complex="bold"/>
    </style:style>
    <style:style style:name="ce3" style:family="table-cell" style:parent-style-name="Default">
      <style:table-cell-properties fo:wrap-option="wrap"/>
    </style:style>
    <style:style style:name="ce4" style:family="table-cell" style:parent-style-name="Default">
      <style:table-cell-properties fo:wrap-option="wrap"/>
      <style:text-properties style:font-name="Times New Roman" fo:font-size="12pt" fo:language="en" fo:country="US" fo:font-weight="normal" style:font-name-asian="Lucida Sans Unicode" style:font-size-asian="12pt" style:language-asian="en" style:country-asian="US" style:font-weight-asian="normal" style:font-size-complex="6.80000019073486pt" style:language-complex="en" style:country-complex="US" style:font-weight-complex="normal"/>
    </style:style>
    <style:style style:name="ce5" style:family="table-cell" style:parent-style-name="Default">
      <style:table-cell-properties fo:wrap-option="wrap"/>
      <style:text-properties style:font-name="Consolas" fo:language="en" fo:country="US" style:font-name-asian="Consolas" style:language-asian="en" style:country-asian="US" style:font-name-complex="Consolas" style:font-size-complex="5.69999980926514pt" style:language-complex="en" style:country-complex="US"/>
    </style:style>
    <style:style style:name="ce6" style:family="table-cell" style:parent-style-name="Default">
      <style:table-cell-properties fo:wrap-option="wrap"/>
      <style:text-properties style:use-window-font-color="true" style:text-outline="false" style:text-line-through-style="none" style:font-name="Times New Roman1" fo:font-size="11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font-name="Times New Roman1"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8" style:family="table-cell" style:parent-style-name="Default">
      <style:table-cell-properties fo:background-color="#99ffcc"/>
      <style:text-properties fo:font-weight="bold" style:font-weight-asian="bold" style:font-weight-complex="bold"/>
    </style:style>
    <style:style style:name="ce9" style:family="table-cell" style:parent-style-name="Default">
      <style:text-properties fo:font-weight="bold" style:font-weight-asian="bold" style:font-weight-complex="bold"/>
    </style:style>
    <style:style style:name="ce10" style:family="table-cell" style:parent-style-name="Default">
      <style:table-cell-properties fo:wrap-option="wrap"/>
      <style:text-properties style:use-window-font-color="true" style:text-outline="false" style:text-line-through-style="none" style:font-name="Times New Roman1"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4"/>
    </style:style>
    <style:style style:name="P1" style:family="paragraph">
      <style:paragraph-properties fo:text-align="center"/>
    </style:style>
    <style:style style:name="T1" style:family="text">
      <style:text-properties style:font-name="Times New Roman" fo:font-size="12pt" fo:language="en" fo:country="US" fo:font-weight="bold" style:font-size-asian="12pt" style:font-weight-asian="bold" style:font-size-complex="6.80000019073486pt" style:font-weight-complex="bold"/>
    </style:style>
    <style:style style:name="T2" style:family="text">
      <style:text-properties fo:font-size="12pt" fo:language="en" fo:country="US" style:font-size-asian="12pt" style:font-size-complex="6.80000019073486pt"/>
    </style:style>
    <style:style style:name="T3" style:family="text">
      <style:text-properties fo:font-weight="bold" style:font-weight-asian="bold" style:font-weight-complex="bold"/>
    </style:style>
    <style:style style:name="T4" style:family="text">
      <style:text-properties fo:color="#000000" style:font-name="Consolas" fo:font-size="10pt" style:font-name-asian="Consolas" style:font-size-asian="10pt" style:font-name-complex="Consolas" style:font-size-complex="5.69999980926514pt"/>
    </style:style>
    <style:style style:name="T5" style:family="text">
      <style:text-properties fo:color="#6a3e3e" style:font-name="Consolas" fo:font-size="10pt" style:font-name-asian="Consolas" style:font-size-asian="10pt" style:font-name-complex="Consolas" style:font-size-complex="5.69999980926514pt"/>
    </style:style>
    <style:style style:name="T6" style:family="text">
      <style:text-properties fo:color="#000000" style:font-name="Consolas" fo:font-size="10pt" fo:font-style="italic" style:font-name-asian="Consolas" style:font-size-asian="10pt" style:font-style-asian="italic" style:font-name-complex="Consolas" style:font-size-complex="5.69999980926514pt" style:font-style-complex="italic"/>
    </style:style>
    <style:style style:name="T7" style:family="text">
      <style:text-properties fo:color="#000000" style:font-name="Consolas" style:font-name-asian="Consolas" style:font-name-complex="Consolas" style:font-size-complex="5.69999980926514pt"/>
    </style:style>
    <style:style style:name="T8" style:family="text">
      <style:text-properties fo:color="#0000c0" style:font-name="Consolas" fo:font-size="10pt" fo:font-style="italic" fo:font-weight="bold" style:font-name-asian="Consolas" style:font-size-asian="10pt" style:font-style-asian="italic" style:font-weight-asian="bold" style:font-name-complex="Consolas" style:font-size-complex="5.69999980926514pt" style:font-style-complex="italic" style:font-weight-complex="bold"/>
    </style:style>
    <style:style style:name="T9" style:family="text">
      <style:text-properties style:font-name="Consolas" style:font-name-asian="Consolas" style:font-name-complex="Consolas" style:font-size-complex="5.69999980926514pt"/>
    </style:style>
    <style:style style:name="T10" style:family="text">
      <style:text-properties fo:color="#7f0055" style:font-name="Consolas" fo:font-size="10pt" fo:font-weight="bold" style:font-name-asian="Consolas" style:font-size-asian="10pt" style:font-weight-asian="bold" style:font-name-complex="Consolas" style:font-size-complex="5.69999980926514pt" style:font-weight-complex="bold"/>
    </style:style>
    <style:style style:name="T11" style:family="text">
      <style:text-properties fo:color="#2a00ff" style:font-name="Consolas" fo:font-size="10pt" style:font-name-asian="Consolas" style:font-size-asian="10pt" style:font-name-complex="Consolas" style:font-size-complex="5.69999980926514pt"/>
    </style:style>
  </office:automatic-styles>
  <office:body>
    <office:spreadsheet>
      <table:table table:name="Java8" table:style-name="ta1" table:print="false">
        <table:table-column table:style-name="co1" table:number-columns-repeated="1024" table:default-cell-style-name="ce3"/>
        <table:table-row table:style-name="ro1">
          <table:table-cell table:style-name="ce1" office:value-type="string">
            <text:p>Features</text:p>
          </table:table-cell>
          <table:table-cell table:style-name="ce1" office:value-type="string">
            <text:p>Details</text:p>
          </table:table-cell>
          <table:table-cell table:style-name="ce1" office:value-type="string">
            <text:p>Code</text:p>
          </table:table-cell>
          <table:table-cell table:number-columns-repeated="1021"/>
        </table:table-row>
        <table:table-row table:style-name="ro2">
          <table:table-cell table:style-name="ce2" office:value-type="string">
            <text:p>Lambda Expressions</text:p>
          </table:table-cell>
          <table:table-cell table:style-name="ce4" office:value-type="string">
            <text:p><text:span text:style-name="T1">Lambda Expression:</text:span></text:p>
            <text:p><text:span text:style-name="T2">Lambda Expressions can be stored in variables if variable type </text:span><text:span text:style-name="T2">is an interface which has only one method. When the interface's </text:span><text:span text:style-name="T2">method would be called, lambda expression will be executed.</text:span></text:p>
          </table:table-cell>
          <table:table-cell office:value-type="string">
            <text:p>() -&gt; expression;</text:p>
            <text:p>(a1,a2) -&gt; expression;</text:p>
            <text:p>() -&gt; { code block };</text:p>
          </table:table-cell>
          <table:table-cell table:number-columns-repeated="1021"/>
        </table:table-row>
        <table:table-row table:style-name="ro3" table:visibility="collapse">
          <table:table-cell table:style-name="ce2" office:value-type="string">
            <text:p>Default Methods</text:p>
          </table:table-cell>
          <table:table-cell table:number-columns-repeated="1023"/>
        </table:table-row>
        <table:table-row table:style-name="ro4">
          <table:table-cell table:style-name="ce2" office:value-type="string">
            <text:p>Functional Interfaces</text:p>
          </table:table-cell>
          <table:table-cell>
            <draw:frame table:end-cell-address="Java8.B4" table:end-x="5.719cm" table:end-y="2.289cm" draw:z-index="0" draw:style-name="gr1" draw:text-style-name="P1" svg:width="2.54cm" svg:height="2.099cm" svg:x="3.179cm" svg:y="0.19cm">
              <draw:object xlink:href="./Object 1" xlink:type="simple" xlink:show="embed" xlink:actuate="onLoad">
                <text:p/>
              </draw:object>
              <draw:image xlink:href="./ObjectReplacements/Object 1" xlink:type="simple" xlink:show="embed" xlink:actuate="onLoad"/>
            </draw:frame>
          </table:table-cell>
          <table:table-cell office:value-type="string">
            <text:p>Consumer,Predicate,Function,Supplier and there Bi version.</text:p>
            <text:p><text:span text:style-name="T2">Predicate Joining : and(), or() , negate()</text:span></text:p>
            <text:p><text:span text:style-name="T2">Function joining: andThen() , compose()</text:span></text:p>
            <text:p><text:span text:style-name="T2">Consumer joining: andThen()</text:span></text:p>
          </table:table-cell>
          <table:table-cell table:number-columns-repeated="1021"/>
        </table:table-row>
        <table:table-row table:style-name="ro5">
          <table:table-cell table:style-name="ce2" office:value-type="string">
            <text:p>Method references</text:p>
          </table:table-cell>
          <table:table-cell office:value-type="string">
            <text:p>Sometimes, a lambda expression only calls an existing method. In those cases, it looks clear to refer to the existing method by name.</text:p>
            <text:p>Types:</text:p>
            <text:p><text:span text:style-name="T3">Reference to a static method.</text:span></text:p>
            <text:p><text:span text:style-name="T3">Reference to an instance method.</text:span></text:p>
            <text:p><text:span text:style-name="T3">Reference to a constructor.</text:span></text:p>
          </table:table-cell>
          <table:table-cell office:value-type="string">
            <text:p>Class::methodName</text:p>
            <text:p>Obj::methodName</text:p>
            <text:p>Class::new</text:p>
          </table:table-cell>
          <table:table-cell table:number-columns-repeated="1021"/>
        </table:table-row>
        <table:table-row table:style-name="ro3">
          <table:table-cell table:style-name="ce2" office:value-type="string">
            <text:p>Streams API</text:p>
          </table:table-cell>
          <table:table-cell table:number-columns-spanned="1" table:number-rows-spanned="2">
            <draw:frame table:end-cell-address="Java8.B8" table:end-x="6.447cm" table:end-y="0.184cm" draw:z-index="2" draw:style-name="gr1" draw:text-style-name="P1" svg:width="2.54cm" svg:height="2.143cm" svg:x="3.907cm" svg:y="0.347cm">
              <draw:object xlink:href="./Object 3" xlink:type="simple" xlink:show="embed" xlink:actuate="onLoad">
                <text:p/>
              </draw:object>
              <draw:image xlink:href="./ObjectReplacements/Object 3" xlink:type="simple" xlink:show="embed" xlink:actuate="onLoad"/>
            </draw:frame>
          </table:table-cell>
          <table:table-cell table:number-columns-repeated="1022"/>
        </table:table-row>
        <table:table-row table:style-name="ro3">
          <table:table-cell table:style-name="ce2" office:value-type="string">
            <text:p>Stream Filter</text:p>
          </table:table-cell>
          <table:covered-table-cell/>
          <table:table-cell table:number-columns-repeated="1022"/>
        </table:table-row>
        <table:table-row table:style-name="ro6">
          <table:table-cell table:style-name="ce2" office:value-type="string">
            <text:p>Optional class</text:p>
          </table:table-cell>
          <table:table-cell office:value-type="string">
            <text:p>Helps avoid to much null checks. By using optional, we can specify alternate values to return or alternate code to run. Code becomes more readable because of the facts that the things which were not visible , they are visible now.</text:p>
            <text:p><text:span text:style-name="T3">Methods:</text:span></text:p>
            <text:p><text:span text:style-name="T3">IsPresent(): checks whether object is present in the optional </text:span><text:span text:style-name="T3">reference or not. Returns true if there is an object.</text:span></text:p>
            <text:p><text:span text:style-name="T3">Get(): return the object present in optional reference container.</text:span></text:p>
            <text:p><text:span text:style-name="T3">OrElse():returns default value if value is not present.</text:span></text:p>
            <text:p><text:span text:style-name="T3">Optional instances are :</text:span></text:p>
            <text:p><text:span text:style-name="T3">Final and immutable, reference can point to mutable objects.</text:span></text:p>
            <text:p><text:span text:style-name="T3">No access to constructors.</text:span></text:p>
            <text:p><text:span text:style-name="T3">Considered equals if true returned by equal() and not by </text:span><text:span text:style-name="T3">reference comparator(==).</text:span></text:p>
            <text:p><text:span text:style-name="T3">Static methods:</text:span></text:p>
            <text:p><text:span text:style-name="T3">Empty(): returns empty optional instance.</text:span></text:p>
            <text:p><text:span text:style-name="T3">Of(): returns non-empty instance of optional.</text:span></text:p>
            <text:p><text:span text:style-name="T3">OfNullable(): return empty/non-empty instance of optional based </text:span><text:span text:style-name="T3">on the parameter passed is null/reference to null or not.</text:span></text:p>
          </table:table-cell>
          <table:table-cell table:style-name="ce5" office:value-type="string">
            <text:p><text:span text:style-name="T4">Optional&lt;Integer&gt; </text:span><text:span text:style-name="T5">op</text:span><text:span text:style-name="T4"> = Optional.</text:span><text:span text:style-name="T6">empty</text:span><text:span text:style-name="T4">();</text:span></text:p>
            <text:p><text:span text:style-name="T4"><text:tab/></text:span><text:span text:style-name="T4"><text:tab/></text:span><text:span text:style-name="T4">Optional&lt;Integer&gt; </text:span><text:span text:style-name="T5">op1</text:span><text:span text:style-name="T4"> = Optional.</text:span><text:span text:style-name="T6">ofNullable</text:span><text:span text:style-name="T4">(13);</text:span></text:p>
            <text:p><text:span text:style-name="T4"><text:tab/></text:span><text:span text:style-name="T4"><text:tab/></text:span><text:span text:style-name="T4">Optional&lt;Integer&gt; </text:span><text:span text:style-name="T5">op2</text:span><text:span text:style-name="T4"> = Optional.</text:span><text:span text:style-name="T6">ofNullable</text:span><text:span text:style-name="T4">(13);</text:span></text:p>
            <text:p><text:span text:style-name="T7"><text:tab/></text:span><text:span text:style-name="T7"><text:tab/></text:span></text:p>
            <text:p><text:span text:style-name="T4"><text:tab/></text:span><text:span text:style-name="T4"><text:tab/></text:span><text:span text:style-name="T4">Integer </text:span><text:span text:style-name="T5">x</text:span><text:span text:style-name="T4"> = </text:span><text:span text:style-name="T5">op</text:span><text:span text:style-name="T4">.orElse(12);</text:span></text:p>
            <text:p><text:span text:style-name="T4"><text:tab/></text:span><text:span text:style-name="T4"><text:tab/></text:span><text:span text:style-name="T4">System.</text:span><text:span text:style-name="T8">out</text:span><text:span text:style-name="T4">.println(</text:span><text:span text:style-name="T5">x</text:span><text:span text:style-name="T4">);</text:span></text:p>
            <text:p><text:span text:style-name="T7"><text:tab/></text:span><text:span text:style-name="T7"><text:tab/></text:span></text:p>
            <text:p><text:span text:style-name="T4"><text:tab/></text:span><text:span text:style-name="T4"><text:tab/></text:span><text:span text:style-name="T4">Consumer&lt;Integer&gt; </text:span><text:span text:style-name="T5">c</text:span><text:span text:style-name="T4"> = (</text:span><text:span text:style-name="T5">s</text:span><text:span text:style-name="T4">)-</text:span><text:span text:style-name="T4">&gt;System.</text:span><text:span text:style-name="T8">out</text:span><text:span text:style-name="T4">.println(</text:span><text:span text:style-name="T5">s</text:span><text:span text:style-name="T4">);</text:span></text:p>
            <text:p><text:span text:style-name="T4"><text:tab/></text:span><text:span text:style-name="T4"><text:tab/></text:span><text:span text:style-name="T5">op2</text:span><text:span text:style-name="T4">.ifPresent(</text:span><text:span text:style-name="T5">c</text:span><text:span text:style-name="T4">);</text:span></text:p>
            <text:p><text:span text:style-name="T7"><text:tab/></text:span></text:p>
            <text:p><text:span text:style-name="T9"/></text:p>
            <text:p><text:span text:style-name="T4"><text:tab/></text:span><text:span text:style-name="T4"><text:tab/></text:span><text:span text:style-name="T10">if</text:span><text:span text:style-name="T4">(</text:span><text:span text:style-name="T5">op1</text:span><text:span text:style-name="T4">.equals(</text:span><text:span text:style-name="T5">op2</text:span><text:span text:style-name="T4">)) {</text:span></text:p>
            <text:p><text:span text:style-name="T4"><text:tab/></text:span><text:span text:style-name="T4"><text:tab/></text:span><text:span text:style-name="T4"><text:tab/></text:span><text:span text:style-name="T4">System.</text:span><text:span text:style-name="T8">out</text:span><text:span text:style-name="T4">.println(</text:span><text:span text:style-name="T11">"YES"</text:span><text:span text:style-name="T4">);</text:span></text:p>
            <text:p><text:span text:style-name="T7"><text:tab/></text:span><text:span text:style-name="T7"><text:tab/></text:span><text:span text:style-name="T7">}</text:span></text:p>
          </table:table-cell>
          <table:table-cell table:number-columns-repeated="1021"/>
        </table:table-row>
        <table:table-row table:style-name="ro3">
          <table:table-cell table:style-name="ce2" office:value-type="string">
            <text:p>Callbacks</text:p>
          </table:table-cell>
          <table:table-cell table:number-columns-spanned="1" table:number-rows-spanned="3">
            <draw:frame table:end-cell-address="Java8.B11" table:end-x="6.475cm" table:end-y="0.584cm" draw:z-index="1" draw:style-name="gr1" draw:text-style-name="P1" svg:width="2.54cm" svg:height="2.143cm" svg:x="3.935cm" svg:y="0.747cm">
              <draw:object xlink:href="./Object 2" xlink:type="simple" xlink:show="embed" xlink:actuate="onLoad">
                <text:p/>
              </draw:object>
              <draw:image xlink:href="./ObjectReplacements/Object 2" xlink:type="simple" xlink:show="embed" xlink:actuate="onLoad"/>
            </draw:frame>
          </table:table-cell>
          <table:table-cell table:number-columns-repeated="1022"/>
        </table:table-row>
        <table:table-row table:style-name="ro3">
          <table:table-cell table:style-name="ce2" office:value-type="string">
            <text:p>Future</text:p>
          </table:table-cell>
          <table:covered-table-cell/>
          <table:table-cell table:number-columns-repeated="1022"/>
        </table:table-row>
        <table:table-row table:style-name="ro3">
          <table:table-cell table:style-name="ce2" office:value-type="string">
            <text:p>CompleteableFuture</text:p>
          </table:table-cell>
          <table:covered-table-cell/>
          <table:table-cell table:number-columns-repeated="1022"/>
        </table:table-row>
        <table:table-row table:style-name="ro7">
          <table:table-cell office:value-type="string">
            <text:p>Java 11 and 17 features</text:p>
          </table:table-cell>
          <table:table-cell table:style-name="Default">
            <draw:frame table:end-cell-address="Java8.B12" table:end-x="4.212cm" table:end-y="2.077cm" draw:z-index="3" draw:style-name="gr1" draw:text-style-name="P1" svg:width="2.743cm" svg:height="1.868cm" svg:x="1.469cm" svg:y="0.209cm">
              <draw:object xlink:href="./Object 4" xlink:type="simple" xlink:show="embed" xlink:actuate="onLoad">
                <text:p/>
              </draw:object>
              <draw:image xlink:href="./ObjectReplacements/Object 4" xlink:type="simple" xlink:show="embed" xlink:actuate="onLoad"/>
            </draw:frame>
          </table:table-cell>
          <table:table-cell table:number-columns-repeated="1022"/>
        </table:table-row>
        <table:table-row table:style-name="ro3" table:number-rows-repeated="1048559">
          <table:table-cell table:number-columns-repeated="1024"/>
        </table:table-row>
        <table:table-row table:style-name="ro8" table:number-rows-repeated="4">
          <table:table-cell table:number-columns-repeated="1024"/>
        </table:table-row>
        <table:table-row table:style-name="ro8">
          <table:table-cell table:number-columns-repeated="1024"/>
        </table:table-row>
      </table:table>
      <table:table table:name="Java11" table:style-name="ta1" table:print="false">
        <table:table-column table:style-name="co2" table:default-cell-style-name="ce3"/>
        <table:table-column table:style-name="co3" table:default-cell-style-name="ce3"/>
        <table:table-column table:style-name="co4" table:number-columns-repeated="1022" table:default-cell-style-name="ce3"/>
        <table:table-row table:style-name="ro9">
          <table:table-cell table:style-name="ce1" office:value-type="string">
            <text:p>Features</text:p>
          </table:table-cell>
          <table:table-cell table:style-name="ce1" office:value-type="string">
            <text:p>Details</text:p>
          </table:table-cell>
          <table:table-cell table:number-columns-repeated="1022"/>
        </table:table-row>
        <table:table-row table:style-name="ro10">
          <table:table-cell table:style-name="ce6" office:value-type="string">
            <text:p>Epsilon Garbage Collector</text:p>
          </table:table-cell>
          <table:table-cell office:value-type="string">
            <text:p>It is a garbage collector that will Shut down JVM if heap is full and it would not reclaim any memory. This is done because when we know that the heap size will be enough then reclaiming memory would be an overhead. We need to provide VM arg to make this GC effective. </text:p>
            <text:p>-XX:+UnlockExperimentalVMOptions -XX:+UseEpsilonGC</text:p>
          </table:table-cell>
          <table:table-cell table:number-columns-repeated="1022"/>
        </table:table-row>
        <table:table-row table:style-name="ro11">
          <table:table-cell table:style-name="ce7" office:value-type="string">
            <text:p>Optional.isEmpty() </text:p>
          </table:table-cell>
          <table:table-cell office:value-type="string">
            <text:p>Returns true if object is not present in optional instance.</text:p>
          </table:table-cell>
          <table:table-cell table:number-columns-repeated="1022"/>
        </table:table-row>
        <table:table-row table:style-name="ro12">
          <table:table-cell table:style-name="ce6" office:value-type="string">
            <text:p>Local-Variable Syntax for Lambda Parameters</text:p>
          </table:table-cell>
          <table:table-cell office:value-type="string">
            <text:p>(@Nonnull var s1, @Nullable var s2) -&gt; s1 + s2</text:p>
            <text:p>1. Can't skip var for some parameters and use for some.</text:p>
            <text:p>2. Can't mix var with other types</text:p>
            <text:p>3. var s -&gt; sysout(s) would give error, we need to keep var s in paranthesis. (var s) -&gt; sysout(s);</text:p>
          </table:table-cell>
          <table:table-cell table:number-columns-repeated="1022"/>
        </table:table-row>
        <table:table-row table:style-name="ro12" table:number-rows-repeated="1048571">
          <table:table-cell table:number-columns-repeated="1024"/>
        </table:table-row>
        <table:table-row table:style-name="ro12">
          <table:table-cell table:number-columns-repeated="1024"/>
        </table:table-row>
      </table:table>
      <table:table table:name="JavaOthers" table:style-name="ta1" table:print="false">
        <table:table-column table:style-name="co5" table:default-cell-style-name="ce9"/>
        <table:table-column table:style-name="co6" table:default-cell-style-name="ce3"/>
        <table:table-column table:style-name="co7" table:default-cell-style-name="Default"/>
        <table:table-column table:style-name="co8" table:default-cell-style-name="Default"/>
        <table:table-row table:style-name="ro9">
          <table:table-cell table:style-name="ce8" office:value-type="string">
            <text:p>Features</text:p>
          </table:table-cell>
          <table:table-cell table:style-name="ce8" office:value-type="string">
            <text:p>Details</text:p>
          </table:table-cell>
          <table:table-cell office:value-type="string">
            <text:p><text:a xlink:href="https://docs.oracle.com/en/java/javase/17/language/">https://docs.oracle.com/en/java/javase/17/language/</text:a></text:p>
          </table:table-cell>
          <table:table-cell/>
        </table:table-row>
        <table:table-row table:style-name="ro13">
          <table:table-cell office:value-type="string">
            <text:p>Pattern matching for Switch</text:p>
          </table:table-cell>
          <table:table-cell table:style-name="Default"/>
          <table:table-cell table:number-columns-repeated="2"/>
        </table:table-row>
        <table:table-row table:style-name="ro14">
          <table:table-cell office:value-type="string">
            <text:p>Sealed Classes</text:p>
          </table:table-cell>
          <table:table-cell office:value-type="string">
            <text:p>Sealed classes and interfaces restrict which other classes or interfaces may extend or implement them. Preview feature -&gt; feature which is complete but not permanent.</text:p>
          </table:table-cell>
          <table:table-cell table:style-name="ce3" office:value-type="string">
            <text:p>public sealed class Shape</text:p>
            <text:p><text:s text:c="4"/>permits Circle, Square, Rectangle {</text:p>
            <text:p>}</text:p>
            <text:p>public final class Circle extends Shape {</text:p>
            <text:p><text:s text:c="4"/>public float radius;</text:p>
            <text:p>}</text:p>
            <text:p>public non-sealed class Square extends Shape {</text:p>
            <text:p><text:s text:c="3"/>public double side;</text:p>
            <text:p>} <text:s text:c="2"/></text:p>
            <text:p>public sealed class Rectangle extends Shape permits FilledRectangle {</text:p>
            <text:p><text:s text:c="4"/>public double length, width;</text:p>
            <text:p>}</text:p>
            <text:p>public final class FilledRectangle extends Rectangle {</text:p>
            <text:p><text:s text:c="4"/>public int red, green, blue;</text:p>
            <text:p>}</text:p>
          </table:table-cell>
          <table:table-cell table:style-name="ce3" office:value-type="string">
            <text:p>Constraints on Permitted Subclasses</text:p>
            <text:p>-&gt;They must be accessible by the sealed class at compile time.</text:p>
            <text:p>-&gt;They must directly extend the sealed class.</text:p>
            <text:p>-&gt;They must have exactly one of the following modifiers to describe how it continues the sealing initiated by its superclass:</text:p>
            <text:p/>
            <text:p>final: Cannot be extended further</text:p>
            <text:p/>
            <text:p>sealed: Can only be extended by its permitted subclasses</text:p>
            <text:p/>
            <text:p>non-sealed: Can be extended by unknown subclasses; a sealed class cannot prevent its permitted subclasses from doing this</text:p>
            <text:p/>
          </table:table-cell>
        </table:table-row>
        <table:table-row table:style-name="ro15">
          <table:table-cell table:style-name="Default" office:value-type="string">
            <text:p>Pattern Matching for InstanceOF</text:p>
          </table:table-cell>
          <table:table-cell office:value-type="string">
            <text:p>The scope of a binding variable are the places where the program can reach only if the instanceof operator is true:</text:p>
          </table:table-cell>
          <table:table-cell office:value-type="string">
            <text:p><text:s/>public static double getPerimeter(Shape shape) throws IllegalArgumentException {</text:p>
            <text:p><text:s text:c="8"/>if (shape instanceof Rectangle s) {</text:p>
            <text:p><text:s text:c="12"/>return 2 * s.length() + 2 * s.width();</text:p>
            <text:p><text:s text:c="8"/>} else if (shape instanceof Circle s) {</text:p>
            <text:p><text:s text:c="12"/>return 2 * s.radius() * Math.PI;</text:p>
            <text:p><text:s text:c="8"/>} else {</text:p>
            <text:p><text:s text:c="12"/>throw new IllegalArgumentException("Unrecognized shape");</text:p>
            <text:p><text:s text:c="8"/>}</text:p>
            <text:p><text:s text:c="4"/>}</text:p>
            <text:p/>
            <text:p>public static boolean bigEnoughRect(Shape s) {</text:p>
            <text:p><text:s text:c="8"/>if (!(s instanceof Rectangle r)) {</text:p>
            <text:p><text:s text:c="12"/>// You cannot use the binding variable r here.</text:p>
            <text:p><text:s text:c="12"/>return false;</text:p>
            <text:p><text:s text:c="8"/>}</text:p>
            <text:p><text:s text:c="8"/>// You can use r here.</text:p>
            <text:p><text:s text:c="8"/>return r.length() &gt; 5; </text:p>
            <text:p><text:s text:c="4"/>}</text:p>
          </table:table-cell>
          <table:table-cell/>
        </table:table-row>
        <table:table-row table:style-name="ro12">
          <table:table-cell table:style-name="Default" office:value-type="string">
            <text:p>Record Class</text:p>
          </table:table-cell>
          <table:table-cell table:style-name="ce10" office:value-type="string">
            <text:p>A record class declares a sequence of fields, and then the appropriate accessors, constructors, equals, hashCode, and toString methods are created automatically.  </text:p>
          </table:table-cell>
          <table:table-cell office:value-type="string">
            <text:p>Inside any method: </text:p>
            <text:p>record Rectangle(double length, double width) { </text:p>
            <text:p>Int getArea(){</text:p>
            <text:p>Return length * width;</text:p>
            <text:p>}</text:p>
            <text:p>};</text:p>
          </table:table-cell>
          <table:table-cell/>
        </table:table-row>
      </table:table>
      <table:table table:name="JavaConcurrency" table:style-name="ta1" table:print="false">
        <table:table-column table:style-name="co4" table:default-cell-style-name="Default"/>
        <table:table-row table:style-name="ro16">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style:font-family-generic="swiss" style:font-pitch="fixed"/>
    <style:font-face style:name="Times New Roman1" svg:font-family="'Times New Roman'" style:font-family-generic="roman" style:font-pitch="variable"/>
    <style:font-face style:name="Times New Roman" svg:font-family="'Times New Roman'" style:font-adornments="Italic"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de" fo:country="DE" style:letter-kerning="true" style:font-size-asian="12pt" style:language-asian="ja" style:country-asian="JP" style:font-size-complex="24pt"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6-25">25/06/2023</text:date>, <text:time>15:33: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6H50M16S</meta:editing-duration>
    <meta:editing-cycles>55</meta:editing-cycles>
    <meta:generator>OpenOffice/4.1.14$Win32 OpenOffice.org_project/4114m1$Build-9811</meta:generator>
    <dc:date>2023-06-25T15:33:25.21</dc:date>
    <meta:document-statistic meta:table-count="4" meta:cell-count="43" meta:object-count="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urw-din" svg:font-family="urw-din,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color="#273239" style:font-name="urw-din" fo:font-size="12.75pt" fo:letter-spacing="normal" fo:font-style="italic"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ctional Interface: <text:span text:style-name="T1">It is an interface that has only one abstract method. It can have any number of default and static methods.</text:span></text:p>
      <text:p text:style-name="P2">Lambda Expression can be used to represent the instance of functional interface.</text:p>
      <text:p text:style-name="P1"><text:span text:style-name="Strong_20_Emphasis"><text:span text:style-name="T2">@FunctionalInterface</text:span></text:span><text:span text:style-name="T1"> <text:s/>says that the interface is functional interface(only 1 abstract method).</text:span></text:p>
      <text:p text:style-name="P2">It is not mandatory to use it.</text:p>
      <text:p text:style-name="P2">Ex: Runnable, Comparable etc.</text:p>
      <text:p text:style-name="P2"/>
      <text:p text:style-name="P2">4 Functional interfaces:</text:p>
      <text:list xml:id="list6527290807538894736" text:style-name="L1">
        <text:list-item>
          <text:p text:style-name="P3">Consumer -&gt; It consumes. Abstract method name is “accept(T)”. It takes one value and return nothing.</text:p>
        </text:list-item>
        <text:list-item>
          <text:p text:style-name="P3">Predicate -&gt; boolean Test(T).</text:p>
        </text:list-item>
        <text:list-item>
          <text:p text:style-name="P3">Function -&gt; R apply(T)</text:p>
        </text:list-item>
        <text:list-item>
          <text:p text:style-name="P3">Supplier -&gt; R get()</text:p>
        </text:list-item>
      </text:list>
      <text:p text:style-name="P2">BiConsumer,BiPredicate,BiFunction also exist. There is no BiSupplier.</text:p>
      <text:p text:style-name="P2"/>
      <text:p text:style-name="P2">Predicate Joining : and(), or() , negate()</text:p>
      <text:p text:style-name="P2">Function joining: andThen() , compose()</text:p>
      <text:p text:style-name="P2">Consumer joining: andThen()</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urw-din" svg:font-family="urw-din,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Bitstream Vera Sans Mono', 'Courier New', Courier, monospace"/>
    <style:font-face style:name="Consolas" svg:font-family="Consolas, monospace"/>
    <style:font-face style:name="Nunito" svg:font-family="Nunito, sans-serif"/>
    <style:font-face style:name="Raleway" svg:font-family="Raleway,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left="0cm" fo:margin-right="0cm" fo:margin-top="0cm" fo:margin-bottom="0.265cm" fo:text-align="start" style:justify-single-word="false" fo:orphans="2" fo:widows="2" fo:text-indent="0cm" style:auto-text-indent="false" fo:padding="0cm" fo:border="none"/>
      <style:text-properties fo:font-variant="normal" fo:text-transform="none" fo:color="#273239" style:font-name="Consolas" fo:font-size="12pt" fo:letter-spacing="normal" fo:font-style="normal" fo:font-weight="normal"/>
    </style:style>
    <style:style style:name="P2"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bold" style:font-weight-asian="bold" style:font-weight-complex="bold"/>
    </style:style>
    <style:style style:name="T1" style:family="text">
      <style:text-properties fo:font-variant="normal" fo:text-transform="none" fo:color="#273239" style:font-name="Consolas1" fo:letter-spacing="normal" fo:font-style="normal" fo:font-weight="normal" fo:background-color="#ffffff"/>
    </style:style>
    <style:style style:name="T2" style:family="text">
      <style:text-properties fo:font-variant="normal" fo:text-transform="none" fo:color="#273239" fo:letter-spacing="normal" fo:background-color="#ffffff"/>
    </style:style>
    <style:style style:name="T3" style:family="text">
      <style:text-properties fo:font-variant="normal" fo:text-transform="none" fo:color="#006699" style:font-name="Consolas1" fo:font-size="11pt" fo:letter-spacing="normal" fo:font-style="normal" fo:font-weight="bold" fo:background-color="#ffffff"/>
    </style:style>
    <style:style style:name="T4" style:family="text">
      <style:text-properties fo:font-variant="normal" fo:text-transform="none" fo:color="#000000" style:font-name="Consolas1" fo:font-size="11pt" fo:letter-spacing="normal" fo:font-style="normal" fo:font-weight="normal" fo:background-color="#ffffff"/>
    </style:style>
    <style:style style:name="T5" style:family="text">
      <style:text-properties fo:font-variant="normal" fo:text-transform="none" fo:color="#000000" style:font-name="Raleway" fo:font-size="13.5pt" fo:letter-spacing="normal" fo:font-style="normal" fo:font-weight="normal"/>
    </style:style>
    <style:style style:name="T6" style:family="text">
      <style:text-properties fo:font-variant="normal" fo:text-transform="none" fo:color="#000000" fo:letter-spacing="normal"/>
    </style:style>
    <style:style style:name="T7" style:family="text">
      <style:text-properties fo:font-variant="normal" fo:text-transform="none" fo:color="#000000" style:font-name="Nunito" fo:font-size="12pt" fo:letter-spacing="normal" fo:font-style="normal" fo:font-weight="bold"/>
    </style:style>
    <style:style style:name="T8" style:family="text">
      <style:text-properties fo:font-variant="normal" fo:text-transform="none" fo:color="#000000" style:font-name="Nunito" fo:font-size="12pt" fo:letter-spacing="normal" fo:font-style="normal" fo:font-weight="normal"/>
    </style:style>
    <style:style style:name="T9" style:family="text">
      <style:text-properties fo:font-variant="normal" fo:text-transform="none" fo:color="#008200" style:font-name="Consolas1" fo:font-size="11pt" fo:letter-spacing="normal" fo:font-style="normal" fo:font-weight="normal" fo:background-color="#ffffff"/>
    </style:style>
    <style:style style:name="T10" style:family="text">
      <style:text-properties fo:font-variant="normal" fo:text-transform="none" fo:color="#009900" style:font-name="Consolas1" fo:font-size="11pt" fo:letter-spacing="normal" fo:font-style="normal" fo:font-weight="normal" fo:background-color="#ffffff"/>
    </style:style>
    <style:style style:name="T11" style:family="text">
      <style:text-properties fo:color="#000000" style:font-name="Raleway" fo:font-size="13.5pt" fo:letter-spacing="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llable and Future interfaces:</text:p>
      <text:p text:style-name="Standard">There are 2 ways of creating threads: implement runnable and extending thread class.</text:p>
      <text:p text:style-name="Standard">The run() method provided have void return type.</text:p>
      <text:p text:style-name="Standard">Once thread run is completed, it can't return anything. To support this Callable interface is present in java; Callable interface has call() method which have a return type. Threads can't be created using Callable interface.</text:p>
      <text:p text:style-name="Standard">Call() can throw exceptions but run() can't.</text:p>
      <text:p text:style-name="Standard"/>
      <text:p text:style-name="P1">public Object call() throws Exception;</text:p>
      <text:p text:style-name="Standard"/>
      <text:p text:style-name="P2"><text:span text:style-name="Source_20_Text"><text:span text:style-name="T3">class</text:span></text:span><text:span text:style-name="T1"> </text:span><text:span text:style-name="Source_20_Text"><text:span text:style-name="T4">CallableExample </text:span></text:span><text:span text:style-name="Source_20_Text"><text:span text:style-name="T3">implements</text:span></text:span><text:span text:style-name="T1"> </text:span><text:span text:style-name="Source_20_Text"><text:span text:style-name="T4">Callable</text:span></text:span></text:p>
      <text:p text:style-name="P2"><text:span text:style-name="Source_20_Text"><text:span text:style-name="T4">{</text:span></text:span></text:p>
      <text:p text:style-name="P2"><text:span text:style-name="Source_20_Text"><text:span text:style-name="T2"> </text:span></text:span><text:span text:style-name="T2"> </text:span></text:p>
      <text:p text:style-name="P2"><text:span text:style-name="Source_20_Text"><text:span text:style-name="T2">    </text:span></text:span><text:span text:style-name="Source_20_Text"><text:span text:style-name="T3">public</text:span></text:span><text:span text:style-name="T1"> </text:span><text:span text:style-name="Source_20_Text"><text:span text:style-name="T4">Object call() </text:span></text:span><text:span text:style-name="Source_20_Text"><text:span text:style-name="T3">throws</text:span></text:span><text:span text:style-name="T1"> </text:span><text:span text:style-name="Source_20_Text"><text:span text:style-name="T4">Exception</text:span></text:span></text:p>
      <text:p text:style-name="P2"><text:span text:style-name="Source_20_Text"><text:span text:style-name="T2">    </text:span></text:span><text:span text:style-name="Source_20_Text"><text:span text:style-name="T4">{</text:span></text:span></text:p>
      <text:p text:style-name="P2"><text:span text:style-name="Source_20_Text"><text:span text:style-name="T2">        </text:span></text:span><text:span text:style-name="Source_20_Text"><text:span text:style-name="T9">// Create random number generator</text:span></text:span></text:p>
      <text:p text:style-name="P2"><text:span text:style-name="Source_20_Text"><text:span text:style-name="T2">        </text:span></text:span><text:span text:style-name="Source_20_Text"><text:span text:style-name="T4">Random generator = </text:span></text:span><text:span text:style-name="Source_20_Text"><text:span text:style-name="T3">new</text:span></text:span><text:span text:style-name="T1"> </text:span><text:span text:style-name="Source_20_Text"><text:span text:style-name="T4">Random();</text:span></text:span></text:p>
      <text:p text:style-name="P2"><text:span text:style-name="Source_20_Text"><text:span text:style-name="T2"> </text:span></text:span><text:span text:style-name="T2"> </text:span></text:p>
      <text:p text:style-name="P2"><text:span text:style-name="Source_20_Text"><text:span text:style-name="T2">        </text:span></text:span><text:span text:style-name="Source_20_Text"><text:span text:style-name="T4">Integer randomNumber = generator.nextInt(</text:span></text:span><text:span text:style-name="Source_20_Text"><text:span text:style-name="T10">5</text:span></text:span><text:span text:style-name="Source_20_Text"><text:span text:style-name="T4">);</text:span></text:span></text:p>
      <text:p text:style-name="P2"><text:span text:style-name="Source_20_Text"><text:span text:style-name="T2"> </text:span></text:span><text:span text:style-name="T2"> </text:span></text:p>
      <text:p text:style-name="P2"><text:span text:style-name="Source_20_Text"><text:span text:style-name="T2">        </text:span></text:span><text:span text:style-name="Source_20_Text"><text:span text:style-name="T9">// To simulate a heavy computation,</text:span></text:span></text:p>
      <text:p text:style-name="P2"><text:span text:style-name="Source_20_Text"><text:span text:style-name="T2">        </text:span></text:span><text:span text:style-name="Source_20_Text"><text:span text:style-name="T9">// we delay the thread for some random time</text:span></text:span></text:p>
      <text:p text:style-name="P2"><text:span text:style-name="Source_20_Text"><text:span text:style-name="T2">        </text:span></text:span><text:span text:style-name="Source_20_Text"><text:span text:style-name="T4">Thread.sleep(randomNumber * </text:span></text:span><text:span text:style-name="Source_20_Text"><text:span text:style-name="T10">1000</text:span></text:span><text:span text:style-name="Source_20_Text"><text:span text:style-name="T4">);</text:span></text:span></text:p>
      <text:p text:style-name="P2"><text:span text:style-name="Source_20_Text"><text:span text:style-name="T2"> </text:span></text:span><text:span text:style-name="T2"> </text:span></text:p>
      <text:p text:style-name="P2"><text:span text:style-name="Source_20_Text"><text:span text:style-name="T2">        </text:span></text:span><text:span text:style-name="Source_20_Text"><text:span text:style-name="T3">return</text:span></text:span><text:span text:style-name="T1"> </text:span><text:span text:style-name="Source_20_Text"><text:span text:style-name="T4">randomNumber;</text:span></text:span></text:p>
      <text:p text:style-name="P2"><text:span text:style-name="Source_20_Text"><text:span text:style-name="T2">    </text:span></text:span><text:span text:style-name="Source_20_Text"><text:span text:style-name="T4">}</text:span></text:span></text:p>
      <text:p text:style-name="P2"><text:span text:style-name="Source_20_Text"><text:span text:style-name="T4">}</text:span></text:span></text:p>
      <text:p text:style-name="Standard"/>
      <text:p text:style-name="P3">Future:</text:p>
      <text:p text:style-name="P4">When call() returns , the object should be stored in an object known to main thread.</text:p>
      <text:p text:style-name="P4">Future is an object that can hold a value, it may not hold right now but it will hold <text:s/>in future once call() returns.</text:p>
      <text:p text:style-name="P4">Three methods: cancel(), get(), isDone(),isCancelled() etc.</text:p>
      <text:p text:style-name="P4"/>
      <text:p text:style-name="P4">FutureTask implements FutureRunnable that implements Future and Runnable interface.</text:p>
      <text:p text:style-name="P4">Create FutureTask Object and pass callable as constructor argument. The run() internally would call call() method of Callable and store the result in an object.</text:p>
      <text:p text:style-name="P4"/>
      <text:p text:style-name="P3">CompletableFuture :</text:p>
      <text:p text:style-name="P3"><text:span text:style-name="T5">The </text:span><text:span text:style-name="Emphasis"><text:span text:style-name="T11">Future</text:span></text:span><text:span text:style-name="T6"> </text:span><text:span text:style-name="T5">interface was added in Java 5 to serve as a result of an asynchronous computation, but it did not have any methods to combine these computations or handle possible errors.</text:span> </text:p>
      <text:p text:style-name="P3">It implements Future and CompletionStage interface.</text:p>
      <text:p text:style-name="P3"/>
      <text:p text:style-name="P3"><text:span text:style-name="Strong_20_Emphasis"><text:span text:style-name="T7">CompletableFuture&lt;T&gt; </text:span></text:span><text:span text:style-name="T8">class implements </text:span><text:span text:style-name="Strong_20_Emphasis"><text:span text:style-name="T7">Future&lt;T&gt; </text:span></text:span><text:span text:style-name="T8">interface in Java. </text:span><text:span text:style-name="Strong_20_Emphasis"><text:span text:style-name="T7">CompletableFuture </text:span></text:span><text:span text:style-name="T8">can be used as a Future that has explicitly completed. The </text:span><text:span text:style-name="Strong_20_Emphasis"><text:span text:style-name="T7">Future </text:span></text:span><text:span text:style-name="T8">interface doesn’t provide a lot of features, we need to get the result of asynchronous computation using the </text:span><text:span text:style-name="Strong_20_Emphasis"><text:span text:style-name="T7">get()</text:span></text:span><text:span text:style-name="T6"> </text:span><text:span text:style-name="T8">method, which is blocked, so there is no scope to run multiple dependent tasks in a </text:span><text:span text:style-name="Strong_20_Emphasis"><text:span text:style-name="T7">non-blocking</text:span></text:span><text:span text:style-name="T6"> </text:span><text:span text:style-name="T8">fashion whereas </text:span><text:span text:style-name="Strong_20_Emphasis"><text:span text:style-name="T7">CompleteFuture </text:span></text:span><text:span text:style-name="T8">class can provide the functionality to chain multiple dependent tasks that run </text:span><text:span text:style-name="Strong_20_Emphasis"><text:span text:style-name="T7">asynchronously</text:span></text:span><text:span text:style-name="T8">, so we can create a chain of tasks where the next task is </text:span><text:soft-page-break/><text:span text:style-name="T8">triggered when the result of the current task is available.</text:span> </text:p>
      <text:p text:style-name="P3"/>
      <text:p text:style-name="P3"/>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Bitstream Vera Sans Mono', 'Courier New', Courier, monospace"/>
    <style:font-face style:name="Consolas" svg:font-family="Consolas, monospace"/>
    <style:font-face style:name="Nunito" svg:font-family="Nunito, sans-serif"/>
    <style:font-face style:name="Raleway" svg:font-family="Raleway,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aleway" svg:font-family="Raleway, sans-serif"/>
    <style:font-face style:name="Source Code Pro" svg:font-family="'Source Code Pro', Consolas, 'Bitstream Vera Sans Mono', 'Courier New', Courier,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color="#000000" fo:font-weight="bold" style:font-weight-asian="bold" style:font-weight-complex="bold"/>
    </style:style>
    <style:style style:name="P4" style:family="paragraph" style:parent-style-name="Standard">
      <style:text-properties fo:color="#000000" fo:font-weight="normal" style:font-weight-asian="normal" style:font-weight-complex="normal"/>
    </style:style>
    <style:style style:name="P5" style:family="paragraph" style:parent-style-name="Standard">
      <style:text-properties fo:color="#800000" fo:font-weight="bold" style:font-weight-asian="bold" style:font-weight-complex="bold"/>
    </style:style>
    <style:style style:name="P6" style:family="paragraph" style:parent-style-name="Standard" style:list-style-name="L1">
      <style:text-properties fo:color="#000000" fo:font-weight="bold" style:font-weight-asian="bold" style:font-weight-complex="bold"/>
    </style:style>
    <style:style style:name="P7" style:family="paragraph" style:parent-style-name="Standard" style:list-style-name="L1">
      <style:text-properties fo:color="#000000" fo:font-weight="bold" fo:background-color="transparent" style:font-weight-asian="bold" style:font-weight-complex="bold"/>
    </style:style>
    <style:style style:name="P8" style:family="paragraph" style:parent-style-name="Standard" style:list-style-name="L1">
      <style:text-properties fo:color="#000000" fo:font-weight="bold" fo:background-color="#ffffff" style:font-weight-asian="bold" style:font-weight-complex="bold"/>
    </style:style>
    <style:style style:name="P9" style:family="paragraph" style:parent-style-name="Standard" style:list-style-name="L1">
      <style:text-properties fo:color="#000000" fo:font-weight="normal" fo:background-color="#ffffff" style:font-weight-asian="normal" style:font-weight-complex="normal"/>
    </style:style>
    <style:style style:name="P10" style:family="paragraph" style:parent-style-name="Standard" style:list-style-name="L2">
      <style:text-properties fo:color="#000000" fo:font-weight="normal" style:font-weight-asian="normal" style:font-weight-complex="normal"/>
    </style:style>
    <style:style style:name="P11" style:family="paragraph" style:parent-style-name="Standard" style:list-style-name="L2"/>
    <style:style style:name="T1" style:family="text">
      <style:text-properties fo:color="#800000"/>
    </style:style>
    <style:style style:name="T2" style:family="text">
      <style:text-properties fo:font-weight="normal" style:font-weight-asian="normal" style:font-weight-complex="normal"/>
    </style:style>
    <style:style style:name="T3" style:family="text">
      <style:text-properties fo:font-weight="normal" fo:background-color="#ffff00" style:font-weight-asian="normal" style:font-weight-complex="normal"/>
    </style:style>
    <style:style style:name="T4" style:family="text">
      <style:text-properties fo:color="#000000" fo:font-weight="normal" style:font-weight-asian="normal" style:font-weight-complex="normal"/>
    </style:style>
    <style:style style:name="T5" style:family="text">
      <style:text-properties fo:background-color="#ffff00"/>
    </style:style>
    <style:style style:name="T6" style:family="text">
      <style:text-properties fo:font-variant="normal" fo:text-transform="none" fo:color="#000000" style:font-name="Source Code Pro" fo:font-size="10.5pt" fo:letter-spacing="normal" fo:font-style="normal" fo:font-weight="normal" style:font-weight-asian="normal" style:font-weight-complex="normal"/>
    </style:style>
    <style:style style:name="T7" style:family="text">
      <style:text-properties fo:font-variant="normal" fo:text-transform="none" fo:color="#000000" fo:letter-spacing="normal" fo:font-weight="normal" style:font-weight-asian="normal" style:font-weight-complex="normal"/>
    </style:style>
    <style:style style:name="T8" style:family="text">
      <style:text-properties fo:font-variant="normal" fo:text-transform="none" fo:color="#000000" style:font-name="Raleway" fo:font-size="13.5pt" fo:letter-spacing="normal" fo:font-style="normal" fo:font-weight="bold"/>
    </style:style>
    <style:style style:name="T9" style:family="text">
      <style:text-properties fo:font-variant="normal" fo:text-transform="none" fo:color="#4e9359" style:font-name="Source Code Pro" fo:font-size="10.5pt" fo:letter-spacing="normal" fo:font-style="normal" fo:font-weight="normal" style:font-weight-asian="normal" style:font-weight-complex="normal"/>
    </style:style>
    <style:style style:name="T10" style:family="text">
      <style:text-properties fo:font-variant="normal" fo:text-transform="none" fo:color="#4e9359" style:font-name="Source Code Pro" fo:font-size="10.5pt" fo:letter-spacing="normal" fo:font-style="normal" fo:font-weight="bold" style:font-weight-asian="normal" style:font-weight-complex="normal"/>
    </style:style>
    <style:style style:name="T11" style:family="text">
      <style:text-properties fo:font-variant="normal" fo:text-transform="none" fo:color="#bc6060" style:font-name="Source Code Pro" fo:font-size="10.5pt" fo:letter-spacing="normal" fo:font-style="normal"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reams API:</text:p>
      <text:p text:style-name="P2">It is used for processing sequence of elements.</text:p>
      <text:p text:style-name="P2"/>
      <text:p text:style-name="P1">Stream creation:</text:p>
      <text:p text:style-name="P1">of() method and stream():</text:p>
      <text:p text:style-name="P1">Ex: list.stream(), Arrays.stream(arr), Stream.of(“a”,”b”,”c”)</text:p>
      <text:p text:style-name="P1"/>
      <text:p text:style-name="P1">parallelStream(): runs operations on stream elements in parallel modes.</text:p>
      <text:p text:style-name="P1">Ex: <text:span text:style-name="T1">list.parallelStream().forEach(x -&gt; System.out::println)</text:span></text:p>
      <text:p text:style-name="P5"/>
      <text:p text:style-name="P3">Stream Operations:</text:p>
      <text:p text:style-name="P3">Intermediate Operations: <text:span text:style-name="T2">returns new stream. Allows chaining. They are lazyly invoked. Old stream is not modified , new stream is created.</text:span></text:p>
      <text:p text:style-name="P3"/>
      <text:list xml:id="list3800495682742658417" text:style-name="L1">
        <text:list-item>
          <text:p text:style-name="P6">Filter(Predicate&lt;T&gt; p): <text:span text:style-name="T2">method returns stream according to the Predicate passed to it. If predicate is satisfied then it remains in stream and others are filtered out.</text:span></text:p>
          <text:p text:style-name="P6"><text:span text:style-name="T2">Ex: </text:span><text:span text:style-name="T3">Stream&lt;Integer&gt; stream = list.stream().filter(x -&gt; x%2);</text:span></text:p>
        </text:list-item>
        <text:list-item>
          <text:p text:style-name="P7">Map(Function&lt;T,R&gt; f): <text:span text:style-name="T2">Used to modify the elements of the stream. One to one mapping.</text:span></text:p>
          <text:p text:style-name="P7"><text:span text:style-name="T2">Ex: </text:span><text:span text:style-name="T3">Stream&lt;Integer&gt; stream = list.stream().map(x -&gt; x*5);</text:span><text:span text:style-name="T5"> </text:span></text:p>
        </text:list-item>
        <text:list-item>
          <text:p text:style-name="P8">flatMap(Function&lt;T,R&gt; f): <text:span text:style-name="T2">it performs the function of a map and then flattens the stream.</text:span></text:p>
          <text:p text:style-name="P9">Flattening means: [[1,2,3],[4,5,6],[7,8,9]] -&gt; [1,2,3,4,5,6,7,8,9]</text:p>
          <text:p text:style-name="P9">One to many mapping.</text:p>
        </text:list-item>
        <text:list-item>
          <text:p text:style-name="P9">Distinct(),sorted(),limit(),skip().</text:p>
          <text:p text:style-name="P6"/>
        </text:list-item>
      </text:list>
      <text:p text:style-name="P3">Terminal Operations: <text:span text:style-name="T2">returns result of definite type.</text:span></text:p>
      <text:list xml:id="list8303982631747097529" text:style-name="L2">
        <text:list-item>
          <text:p text:style-name="P10">Collect(): handy to convert stream to collection or map.</text:p>
          <text:p text:style-name="P11"><text:span text:style-name="T6">List&lt;String&gt; resultList = list.stream().map(element -&gt; element.toUpperCase()).collect(Collectors.toList());</text:span><text:span text:style-name="T2"> </text:span></text:p>
        </text:list-item>
        <text:list-item>
          <text:p text:style-name="P10">Reduce(): takes initial value and accumulator function and reduce sequence of elements</text:p>
          <text:p text:style-name="P11"><text:span text:style-name="T6">List&lt;Integer&gt; integers = Arrays.asList(</text:span><text:span text:style-name="T9">1</text:span><text:span text:style-name="T6">, </text:span><text:span text:style-name="T9">1</text:span><text:span text:style-name="T6">, </text:span><text:span text:style-name="T9">1</text:span><text:span text:style-name="T6">); </text:span><text:span text:style-name="T10">Integer</text:span><text:span text:style-name="T7"> </text:span><text:span text:style-name="T11">reduced</text:span><text:span text:style-name="T7"> </text:span><text:span text:style-name="T6">=</text:span><text:span text:style-name="T7"> </text:span><text:span text:style-name="T6">integers.stream().reduce(</text:span><text:span text:style-name="T9">23</text:span><text:span text:style-name="T6">, (a, b) -&gt; a + b);</text:span><text:span text:style-name="T4"> </text:span></text:p>
        </text:list-item>
        <text:list-item>
          <text:p text:style-name="P10">findFirst(), min(), max(), <text:s/>count(), forEach() etc.</text:p>
        </text:list-item>
      </text:list>
      <text:p text:style-name="P4"/>
      <text:p text:style-name="Standard"><text:span text:style-name="Strong_20_Emphasis"><text:span text:style-name="T8">Java 8 streams can't be reused.</text:span></text:span><text:span text:style-name="T4"> </text:span></text:p>
      <text:p text:style-name="P4"/>
      <text:p text:style-name="P4">Streams do not store data, it is not a data structure. Once consumed, streams are gone.</text:p>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aleway" svg:font-family="Raleway, sans-serif"/>
    <style:font-face style:name="Source Code Pro" svg:font-family="'Source Code Pro', Consolas, 'Bitstream Vera Sans Mono', 'Courier New', Courier,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ce style:name="Droid Serif" svg:font-family="'Droid Serif', Georgia, serif"/>
    <style:font-face style:name="Inter" svg:font-family="Inter, sans-serif"/>
    <style:font-face style:name="OpenSymbol" svg:font-family="OpenSymbol"/>
    <style:font-face style:name="Oracle Sans" svg:font-family="'Oracle Sans', apple-system, BlinkMacSystemFont, 'Segoe UI', 'Helvetica Neue', Helvetica, Arial, sans-serif"/>
    <style:font-face style:name="Raleway" svg:font-family="Raleway, sans-serif"/>
    <style:font-face style:name="Source Code Pro" svg:font-family="'Source Code Pro', Consolas, 'Bitstream Vera Sans Mono', 'Courier New', Courier, monospace"/>
    <style:font-face style:name="Source Sans Pro" svg:font-family="'Source Sans Pro'"/>
    <style:font-face style:name="inter-bold" svg:font-family="inter-bold, system-ui, apple-system, BlinkMacSystemFont, 'Segoe UI', Roboto, 'Helvetica Neue', Helvetica, Arial, sans-serif"/>
    <style:font-face style:name="system-ui" svg:font-family="system-ui, apple-system, 'Segoe UI', Roboto, 'Helvetica Neue', Arial, 'Noto Sans', 'Liberation Sans', sans-serif, 'Apple Color Emoji', 'Segoe UI Emoji', 'Segoe UI Symbol', 'Noto Color Emoji'"/>
    <style:font-face style:name="var bs-font-monospace" svg:font-family="'var bs-font-monospace'"/>
    <style:font-face style:name="var code-block-font-family" svg:font-family="'var code-block-font-family'"/>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0cm" fo:margin-right="0cm" fo:text-align="justify" style:justify-single-word="false" fo:orphans="2" fo:widows="2" fo:text-indent="0cm" style:auto-text-indent="false"/>
    </style:style>
    <style:style style:name="P3" style:family="paragraph" style:parent-style-name="Standard">
      <style:paragraph-properties fo:margin-left="0cm" fo:margin-right="0cm" fo:text-align="justify" style:justify-single-word="false" fo:orphans="2" fo:widows="2" fo:text-indent="0cm" style:auto-text-indent="false"/>
      <style:text-properties fo:font-weight="normal" style:font-weight-asian="normal" style:font-weight-complex="normal"/>
    </style:style>
    <style:style style:name="P4" style:family="paragraph" style:parent-style-name="Standard">
      <style:paragraph-properties fo:margin-left="0cm" fo:margin-right="0cm" fo:margin-top="0cm" fo:margin-bottom="0cm" fo:text-align="justify" style:justify-single-word="false" fo:orphans="2" fo:widows="2" fo:text-indent="0cm" style:auto-text-indent="false"/>
    </style:style>
    <style:style style:name="P5" style:family="paragraph" style:parent-style-name="Standard">
      <style:paragraph-properties fo:margin-left="0cm" fo:margin-right="0cm" fo:margin-top="0cm" fo:margin-bottom="0cm" fo:text-align="justify" style:justify-single-word="false" fo:orphans="2" fo:widows="2" fo:text-indent="0cm" style:auto-text-indent="false"/>
      <style:text-properties fo:font-size="14pt" fo:font-weight="bold" style:font-size-asian="14pt" style:font-weight-asian="bold" style:font-size-complex="14pt" style:font-weight-complex="bold"/>
    </style:style>
    <style:style style:name="P6" style:family="paragraph" style:parent-style-name="Standard">
      <style:paragraph-properties fo:margin-left="0cm" fo:margin-right="0cm" fo:margin-top="0cm" fo:margin-bottom="0cm" fo:text-align="justify" style:justify-single-word="false" fo:orphans="2" fo:widows="2" fo:text-indent="0cm" style:auto-text-indent="false"/>
      <style:text-properties fo:font-size="14pt" fo:font-weight="normal" style:font-size-asian="14pt" style:font-weight-asian="normal" style:font-size-complex="14pt" style:font-weight-complex="normal"/>
    </style:style>
    <style:style style:name="P7" style:family="paragraph" style:parent-style-name="Standard">
      <style:paragraph-properties fo:margin-left="0cm" fo:margin-right="0cm" fo:margin-top="0cm" fo:margin-bottom="0cm" fo:text-align="justify" style:justify-single-word="false" fo:orphans="2" fo:widows="2" fo:text-indent="0cm" style:auto-text-indent="false"/>
      <style:text-properties fo:font-size="20pt" fo:font-weight="bold" style:font-size-asian="20pt" style:font-weight-asian="bold" style:font-size-complex="20pt" style:font-weight-complex="bold"/>
    </style:style>
    <style:style style:name="P8" style:family="paragraph" style:parent-style-name="Standard">
      <style:paragraph-properties fo:margin-left="0cm" fo:margin-right="0cm" fo:margin-top="0cm" fo:margin-bottom="0cm" fo:text-align="justify" style:justify-single-word="false" fo:orphans="2" fo:widows="2" fo:text-indent="0cm" style:auto-text-indent="false"/>
      <style:text-properties fo:font-size="22pt" fo:font-weight="bold" style:font-size-asian="22pt" style:font-weight-asian="bold" style:font-size-complex="22pt" style:font-weight-complex="bold"/>
    </style:style>
    <style:style style:name="P9" style:family="paragraph" style:parent-style-name="Standard">
      <style:paragraph-properties fo:margin-left="0cm" fo:margin-right="0cm" fo:margin-top="0cm" fo:margin-bottom="0cm" fo:text-align="justify" style:justify-single-word="false" fo:orphans="2" fo:widows="2" fo:text-indent="0cm" style:auto-text-indent="false"/>
      <style:text-properties fo:font-size="24pt" fo:font-weight="bold" style:font-size-asian="24pt" style:font-weight-asian="bold" style:font-size-complex="24pt" style:font-weight-complex="bold"/>
    </style:style>
    <style:style style:name="P10"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212529" style:font-name="system-ui" fo:font-size="12pt" fo:letter-spacing="normal" fo:font-style="normal" fo:font-weight="normal" style:font-size-asian="14pt" style:font-weight-asian="normal" style:font-size-complex="14pt" style:font-weight-complex="normal"/>
    </style:style>
    <style:style style:name="P11" style:family="paragraph" style:parent-style-name="Text_20_body">
      <style:paragraph-properties fo:margin-left="0cm" fo:margin-right="0cm" fo:margin-top="0cm" fo:margin-bottom="0cm" fo:text-align="justify" style:justify-single-word="false" fo:orphans="2" fo:widows="2" fo:text-indent="0cm" style:auto-text-indent="false"/>
      <style:text-properties fo:color="#000000" style:font-name="Consolas" fo:font-size="10pt" fo:font-weight="normal" fo:background-color="#ffffff" style:font-size-asian="14pt" style:font-weight-asian="normal" style:font-size-complex="14pt" style:font-weight-complex="normal"/>
    </style:style>
    <style:style style:name="P12" style:family="paragraph" style:parent-style-name="Text_20_body">
      <style:paragraph-properties fo:margin-left="0cm" fo:margin-right="0cm" fo:margin-top="0cm" fo:margin-bottom="0cm" fo:text-align="justify" style:justify-single-word="false" fo:orphans="2" fo:widows="2" fo:text-indent="0cm" style:auto-text-indent="false"/>
      <style:text-properties fo:color="#000000" style:font-name="Consolas" fo:font-size="10pt" fo:font-weight="bold" fo:background-color="#ffffff" style:font-size-asian="14pt" style:font-weight-asian="bold" style:font-size-complex="14pt" style:font-weight-complex="bold"/>
    </style:style>
    <style:style style:name="P13" style:family="paragraph" style:parent-style-name="Text_20_body">
      <style:paragraph-properties fo:margin-left="0cm" fo:margin-right="0cm" fo:margin-top="0cm" fo:margin-bottom="0cm" fo:text-align="justify" style:justify-single-word="false" fo:orphans="2" fo:widows="2" fo:text-indent="0cm" style:auto-text-indent="false"/>
      <style:text-properties fo:color="#3f7f5f" style:font-name="Consolas" fo:font-size="10pt" fo:font-weight="normal" fo:background-color="#ffffff" style:font-size-asian="14pt" style:font-weight-asian="normal" style:font-size-complex="14pt" style:font-weight-complex="normal"/>
    </style:style>
    <style:style style:name="P14" style:family="paragraph" style:parent-style-name="Text_20_body">
      <style:paragraph-properties fo:margin-left="0cm" fo:margin-right="0cm" fo:text-align="justify" style:justify-single-word="false" fo:orphans="2" fo:widows="2" fo:text-indent="0cm" style:auto-text-indent="false"/>
    </style:style>
    <style:style style:name="P1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Raleway" fo:font-size="13.5pt" fo:letter-spacing="normal" fo:font-style="normal" fo:font-weight="normal"/>
    </style:style>
    <style:style style:name="P16" style:family="paragraph" style:parent-style-name="Text_20_body">
      <style:paragraph-properties fo:margin-left="0cm" fo:margin-right="0cm" fo:margin-top="0cm" fo:margin-bottom="0.265cm" fo:line-height="133%" fo:orphans="2" fo:widows="2" fo:text-indent="0cm" style:auto-text-indent="false"/>
    </style:style>
    <style:style style:name="P17" style:family="paragraph" style:parent-style-name="Preformatted_20_Text">
      <style:paragraph-properties fo:margin-left="0cm" fo:margin-right="0cm" fo:line-height="143%" fo:orphans="2" fo:widows="2" fo:text-indent="0cm" style:auto-text-indent="false" fo:padding-left="0.049cm" fo:padding-right="0cm" fo:padding-top="0cm" fo:padding-bottom="0cm" fo:border-left="0.088cm solid #267438" fo:border-right="none" fo:border-top="none" fo:border-bottom="none"/>
    </style:style>
    <style:style style:name="P18" style:family="paragraph" style:parent-style-name="Text_20_body">
      <style:paragraph-properties fo:padding="0cm" fo:border="none"/>
      <style:text-properties fo:color="#000000" style:font-name="Consolas" fo:font-size="10pt" fo:background-color="#ffffff"/>
    </style:style>
    <style:style style:name="P19" style:family="paragraph" style:parent-style-name="Text_20_body">
      <style:paragraph-properties fo:padding="0cm" fo:border="none"/>
      <style:text-properties fo:color="#3f7f5f" style:font-name="Consolas" fo:font-size="10pt" fo:background-color="#ffffff"/>
    </style:style>
    <style:style style:name="P20" style:family="paragraph" style:parent-style-name="Preformatted_20_Text">
      <style:paragraph-properties fo:margin-top="0cm" fo:margin-bottom="0.499cm" fo:line-height="143%" fo:orphans="2" fo:widows="2" fo:padding-left="0.049cm" fo:padding-right="0cm" fo:padding-top="0cm" fo:padding-bottom="0cm" fo:border-left="0.088cm solid #267438" fo:border-right="none" fo:border-top="none" fo:border-bottom="none"/>
    </style:style>
    <style:style style:name="P21" style:family="paragraph" style:parent-style-name="Preformatted_20_Text">
      <style:paragraph-properties fo:line-height="143%" fo:orphans="2" fo:widows="2" fo:padding-left="0.049cm" fo:padding-right="0cm" fo:padding-top="0cm" fo:padding-bottom="0cm" fo:border-left="0.088cm solid #267438" fo:border-right="none" fo:border-top="none" fo:border-bottom="none"/>
    </style:style>
    <style:style style:name="P2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a1816" style:font-name="Oracle Sans" fo:font-size="12pt" fo:letter-spacing="normal" fo:font-style="normal" fo:font-weight="normal"/>
    </style:style>
    <style:style style:name="P2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a1816" style:font-name="Oracle Sans" fo:font-size="12pt" fo:letter-spacing="normal" fo:font-style="normal" fo:font-weight="normal" style:font-weight-asian="normal" style:font-weight-complex="normal"/>
    </style:style>
    <style:style style:name="P2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a1816" style:font-name="Oracle Sans" fo:font-size="12pt" fo:letter-spacing="normal" fo:font-style="normal" fo:font-weight="normal"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a1816" style:font-name="Oracle Sans" fo:font-size="12pt" fo:letter-spacing="normal" fo:font-style="normal" fo:font-weight="bold" style:font-weight-asian="bold" style:font-weight-complex="bold"/>
    </style:style>
    <style:style style:name="P2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a1816" style:font-name="Oracle Sans" fo:font-size="28pt" fo:letter-spacing="normal" fo:font-style="normal" fo:font-weight="bold" style:font-size-asian="28pt" style:font-weight-asian="bold" style:font-size-complex="28pt" style:font-weight-complex="bold"/>
    </style:style>
    <style:style style:name="P2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Source Code Pro" fo:font-size="10.5pt" fo:letter-spacing="normal" fo:font-style="normal" fo:font-weight="normal"/>
    </style:style>
    <style:style style:name="P2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Raleway" fo:font-size="13.5pt" fo:letter-spacing="normal" fo:font-style="normal" fo:font-weight="normal"/>
    </style:style>
    <style:style style:name="P29" style:family="paragraph" style:parent-style-name="Standard">
      <style:paragraph-properties fo:margin-left="0cm" fo:margin-right="0cm" fo:margin-top="0cm" fo:margin-bottom="0cm" fo:text-align="justify" style:justify-single-word="false" fo:orphans="2" fo:widows="2" fo:text-indent="0cm" style:auto-text-indent="false"/>
      <style:text-properties fo:font-size="14pt" fo:font-weight="normal" style:font-size-asian="14pt" style:font-weight-asian="normal" style:font-size-complex="14pt" style:font-weight-complex="normal"/>
    </style:style>
    <style:style style:name="P30" style:family="paragraph" style:parent-style-name="Standard">
      <style:paragraph-properties fo:margin-left="0cm" fo:margin-right="0cm" fo:margin-top="0cm" fo:margin-bottom="0cm" fo:text-align="justify" style:justify-single-word="false" fo:orphans="2" fo:widows="2" fo:text-indent="0cm" style:auto-text-indent="false"/>
      <style:text-properties fo:color="#000000" style:font-name="Consolas" fo:font-size="10pt" fo:font-weight="normal" fo:background-color="#ffffff" style:font-weight-asian="normal" style:font-weight-complex="normal"/>
    </style:style>
    <style:style style:name="P31" style:family="paragraph" style:parent-style-name="Standard">
      <style:paragraph-properties fo:margin-left="0cm" fo:margin-right="0cm" fo:margin-top="0cm" fo:margin-bottom="0cm" fo:text-align="justify" style:justify-single-word="false" fo:orphans="2" fo:widows="2" fo:text-indent="0cm" style:auto-text-indent="false"/>
      <style:text-properties fo:font-variant="normal" fo:text-transform="none" fo:color="#212529" style:font-name="system-ui" fo:font-size="12pt" fo:letter-spacing="normal" fo:font-style="normal" fo:font-weight="normal" style:font-size-asian="14pt" style:font-weight-asian="normal" style:font-size-complex="14pt" style:font-weight-complex="normal"/>
    </style:style>
    <style:style style:name="P32"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1a1816" style:font-name="Oracle Sans" fo:font-size="15pt" fo:letter-spacing="normal" fo:font-style="normal" fo:font-weight="bold" style:font-size-asian="15pt" style:font-weight-asian="bold" style:font-size-complex="15pt" style:font-weight-complex="bold"/>
    </style:style>
    <style:style style:name="P33" style:family="paragraph" style:parent-style-name="Text_20_body" style:list-style-name="L1">
      <style:paragraph-properties fo:margin-top="0cm" fo:margin-bottom="0.265cm" fo:orphans="2" fo:widows="2"/>
      <style:text-properties fo:font-variant="normal" fo:text-transform="none" fo:color="#000000" style:font-name="Raleway" fo:font-size="13.5pt" fo:letter-spacing="normal" fo:font-style="normal" fo:font-weight="normal" style:font-weight-asian="normal" style:font-weight-complex="normal"/>
    </style:style>
    <style:style style:name="P34" style:family="paragraph" style:parent-style-name="Text_20_body" style:list-style-name="L1">
      <style:paragraph-properties fo:margin-top="0cm" fo:margin-bottom="0.265cm" fo:orphans="2" fo:widows="2"/>
    </style:style>
    <style:style style:name="P35" style:family="paragraph" style:parent-style-name="Text_20_body" style:list-style-name="L2">
      <style:paragraph-properties fo:margin-top="0cm" fo:margin-bottom="0cm" fo:text-align="justify" style:justify-single-word="false" fo:orphans="2" fo:widows="2"/>
      <style:text-properties fo:font-variant="normal" fo:text-transform="none" fo:color="#000000" style:font-name="Inter" fo:font-size="12.75pt" fo:letter-spacing="normal" fo:font-style="normal" fo:font-weight="normal"/>
    </style:style>
    <style:style style:name="P36" style:family="paragraph" style:parent-style-name="Text_20_body" style:list-style-name="L3">
      <style:paragraph-properties fo:margin-top="0cm" fo:margin-bottom="0.212cm" fo:orphans="2" fo:widows="2"/>
    </style:style>
    <style:style style:name="T1" style:family="text">
      <style:text-properties fo:font-variant="normal" fo:text-transform="none" fo:color="#333333" style:font-name="inter-bold" fo:font-size="12pt" fo:letter-spacing="normal" fo:font-style="normal" fo:font-weight="bold"/>
    </style:style>
    <style:style style:name="T2" style:family="text">
      <style:text-properties fo:font-variant="normal" fo:text-transform="none" fo:color="#1a1816" style:font-name="Oracle Sans" fo:font-size="12pt" fo:letter-spacing="normal" fo:font-style="normal"/>
    </style:style>
    <style:style style:name="T3" style:family="text">
      <style:text-properties fo:font-variant="normal" fo:text-transform="none" fo:color="#1a1816" style:font-name="Oracle Sans" fo:font-size="12pt" fo:letter-spacing="normal" fo:font-style="normal" fo:font-weight="normal"/>
    </style:style>
    <style:style style:name="T4" style:family="text">
      <style:text-properties fo:font-variant="normal" fo:text-transform="none" fo:color="#1a1816" style:font-name="Oracle Sans"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1a1816" style:font-name="Oracle Sans"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1a1816" style:font-name="Oracle Sans" fo:letter-spacing="normal" fo:font-style="normal"/>
    </style:style>
    <style:style style:name="T7" style:family="text">
      <style:text-properties fo:font-variant="normal" fo:text-transform="none" fo:color="#1a1816" style:font-name="var code-block-font-family" fo:font-size="12pt" fo:letter-spacing="normal" fo:font-style="normal" fo:font-weight="normal"/>
    </style:style>
    <style:style style:name="T8" style:family="text">
      <style:text-properties fo:font-variant="normal" fo:text-transform="none" fo:color="#000000" style:font-name="Oracle Sans" fo:font-size="12pt" fo:letter-spacing="normal" fo:font-style="normal"/>
    </style:style>
    <style:style style:name="T9" style:family="text">
      <style:text-properties fo:font-variant="normal" fo:text-transform="none" fo:color="#000000" style:font-name="Oracle Sans" fo:font-size="12pt" fo:letter-spacing="normal" fo:font-style="normal" fo:font-weight="normal"/>
    </style:style>
    <style:style style:name="T10" style:family="text">
      <style:text-properties fo:font-variant="normal" fo:text-transform="none" fo:color="#000000" style:font-name="Raleway" fo:font-size="13.5pt" fo:letter-spacing="normal"/>
    </style:style>
    <style:style style:name="T11" style:family="text">
      <style:text-properties fo:font-variant="normal" fo:text-transform="none" fo:color="#000000" style:font-name="Raleway" fo:font-size="13.5pt" fo:letter-spacing="normal" fo:font-style="normal"/>
    </style:style>
    <style:style style:name="T12" style:family="text">
      <style:text-properties fo:font-variant="normal" fo:text-transform="none" fo:color="#000000" style:font-name="Raleway" fo:font-size="13.5pt" fo:letter-spacing="normal" fo:font-style="normal" fo:font-weight="normal"/>
    </style:style>
    <style:style style:name="T13" style:family="text">
      <style:text-properties fo:font-variant="normal" fo:text-transform="none" fo:color="#000000" style:font-name="Raleway" fo:font-size="13.5pt" fo:letter-spacing="normal" fo:font-style="normal" fo:font-weight="normal" style:font-weight-asian="normal" style:font-weight-complex="normal"/>
    </style:style>
    <style:style style:name="T14" style:family="text">
      <style:text-properties fo:font-variant="normal" fo:text-transform="none" fo:color="#000000" style:font-name="Raleway" fo:font-size="13.5pt" fo:letter-spacing="normal" fo:font-style="normal" fo:font-weight="normal" style:font-size-asian="12pt" style:font-weight-asian="normal" style:font-size-complex="12pt" style:font-weight-complex="normal"/>
    </style:style>
    <style:style style:name="T15" style:family="text">
      <style:text-properties fo:font-variant="normal" fo:text-transform="none" fo:color="#000000" style:font-name="Raleway" fo:font-size="13.5pt" fo:letter-spacing="normal" fo:font-style="normal" fo:font-weight="bold" style:font-size-asian="12pt" style:font-size-complex="12pt"/>
    </style:style>
    <style:style style:name="T16" style:family="text">
      <style:text-properties fo:font-variant="normal" fo:text-transform="none" fo:color="#000000" style:font-name="Raleway" fo:font-size="13.5pt" fo:letter-spacing="normal" fo:font-weight="normal"/>
    </style:style>
    <style:style style:name="T17" style:family="text">
      <style:text-properties fo:font-variant="normal" fo:text-transform="none" fo:color="#000000" style:font-name="Source Code Pro" fo:font-size="10.5pt" fo:letter-spacing="normal" fo:font-style="normal" fo:font-weight="normal"/>
    </style:style>
    <style:style style:name="T18" style:family="text">
      <style:text-properties fo:font-variant="normal" fo:text-transform="none" fo:color="#000000" style:font-name="Source Code Pro" fo:font-size="10.5pt" fo:letter-spacing="normal" fo:font-style="normal" fo:font-weight="normal" fo:background-color="#fafafa"/>
    </style:style>
    <style:style style:name="T19" style:family="text">
      <style:text-properties fo:font-variant="normal" fo:text-transform="none" fo:color="#000000" fo:letter-spacing="normal" fo:background-color="#fafafa"/>
    </style:style>
    <style:style style:name="T20" style:family="text">
      <style:text-properties fo:font-variant="normal" fo:text-transform="none" fo:color="#63b175" style:font-name="Source Code Pro" fo:font-size="10.5pt" fo:letter-spacing="normal" fo:font-style="normal" fo:font-weight="bold"/>
    </style:style>
    <style:style style:name="T21" style:family="text">
      <style:text-properties fo:font-variant="normal" fo:text-transform="none" fo:color="#63b175" style:font-name="Source Code Pro" fo:font-size="10.5pt" fo:letter-spacing="normal" fo:font-style="normal" fo:font-weight="bold" fo:background-color="#fafafa"/>
    </style:style>
    <style:style style:name="T22" style:family="text">
      <style:text-properties fo:font-variant="normal" fo:text-transform="none" fo:color="#267438" style:font-name="Source Code Pro" fo:font-size="10.5pt" fo:letter-spacing="normal" fo:font-style="normal" fo:font-weight="bold"/>
    </style:style>
    <style:style style:name="T23" style:family="text">
      <style:text-properties fo:font-variant="normal" fo:text-transform="none" fo:color="#267438" style:font-name="Source Code Pro" fo:font-size="10.5pt" fo:letter-spacing="normal" fo:font-style="normal" fo:font-weight="bold" fo:background-color="#fafafa"/>
    </style:style>
    <style:style style:name="T24" style:family="text">
      <style:text-properties fo:font-variant="normal" fo:text-transform="none" fo:color="#267438" style:text-line-through-style="none" style:font-name="Raleway" fo:font-size="13.5pt" fo:letter-spacing="normal" fo:font-style="normal" style:text-underline-style="none" fo:font-weight="normal" style:text-blinking="false" fo:background-color="#ffffff"/>
    </style:style>
    <style:style style:name="T25" style:family="text">
      <style:text-properties fo:font-variant="normal" fo:text-transform="none" fo:color="#267438" style:text-line-through-style="none" style:font-name="Raleway" fo:font-size="13.5pt" fo:letter-spacing="normal" fo:font-style="normal" style:text-underline-style="none" fo:font-weight="normal" style:text-blinking="false" fo:background-color="transparent"/>
    </style:style>
    <style:style style:name="T26" style:family="text">
      <style:text-properties fo:font-variant="normal" fo:text-transform="none" fo:color="#267438" style:text-line-through-style="none" style:font-name="Raleway" fo:font-size="13.5pt" fo:letter-spacing="normal" style:text-underline-style="none" fo:font-weight="normal" style:text-blinking="false" fo:background-color="transparent"/>
    </style:style>
    <style:style style:name="T27" style:family="text">
      <style:text-properties fo:font-variant="normal" fo:text-transform="none" fo:color="#4e9359" style:font-name="Source Code Pro" fo:font-size="10.5pt" fo:letter-spacing="normal" fo:font-style="normal" fo:font-weight="normal"/>
    </style:style>
    <style:style style:name="T28" style:family="text">
      <style:text-properties fo:font-variant="normal" fo:text-transform="none" fo:color="#4e9359" style:font-name="Source Code Pro" fo:font-size="10.5pt" fo:letter-spacing="normal" fo:font-style="normal" fo:font-weight="bold"/>
    </style:style>
    <style:style style:name="T29" style:family="text">
      <style:text-properties fo:font-variant="normal" fo:text-transform="none" fo:color="#4e9359" style:font-name="Source Code Pro" fo:font-size="10.5pt" fo:letter-spacing="normal" fo:font-style="normal" fo:font-weight="bold" fo:background-color="#fafafa"/>
    </style:style>
    <style:style style:name="T30" style:family="text">
      <style:text-properties fo:font-variant="normal" fo:text-transform="none" fo:color="#397300" style:font-name="Source Code Pro" fo:font-size="10.5pt" fo:letter-spacing="normal" fo:font-style="normal" fo:font-weight="normal" fo:background-color="#fafafa"/>
    </style:style>
    <style:style style:name="T31" style:family="text">
      <style:text-properties fo:font-variant="normal" fo:text-transform="none" fo:color="#1f7199" style:font-name="Source Code Pro" fo:font-size="10.5pt" fo:letter-spacing="normal" fo:font-style="normal" fo:font-weight="normal" fo:background-color="#fafafa"/>
    </style:style>
    <style:style style:name="T32" style:family="text">
      <style:text-properties fo:font-variant="normal" fo:text-transform="none" fo:color="#666666" style:font-name="Source Sans Pro" fo:font-size="15pt" fo:letter-spacing="normal" fo:font-style="normal" fo:font-weight="normal"/>
    </style:style>
    <style:style style:name="T33" style:family="text">
      <style:text-properties fo:font-variant="normal" fo:text-transform="none" fo:color="#666666" style:font-name="Source Sans Pro" fo:font-size="15pt" fo:letter-spacing="normal" fo:font-style="normal" fo:font-weight="bold" style:font-weight-asian="bold" style:font-weight-complex="bold"/>
    </style:style>
    <style:style style:name="T34" style:family="text">
      <style:text-properties fo:font-variant="normal" fo:text-transform="none" fo:color="#212529" style:font-name="system-ui" fo:font-size="12pt" fo:letter-spacing="normal" fo:font-style="normal"/>
    </style:style>
    <style:style style:name="T35" style:family="text">
      <style:text-properties fo:font-variant="normal" fo:text-transform="none" fo:color="#212529" style:font-name="system-ui" fo:font-size="16pt" fo:letter-spacing="normal" fo:font-style="normal" fo:font-weight="bold" style:font-size-asian="16pt" style:font-weight-asian="bold" style:font-size-complex="16pt" style:font-weight-complex="bold"/>
    </style:style>
    <style:style style:name="T36" style:family="text">
      <style:text-properties fo:font-variant="normal" fo:text-transform="none" fo:color="#d63384" style:font-name="var bs-font-monospace" fo:letter-spacing="normal" fo:font-style="normal"/>
    </style:style>
    <style:style style:name="T37" style:family="text">
      <style:text-properties fo:font-variant="normal" fo:text-transform="none" fo:color="#d63384" style:font-name="var bs-font-monospace" fo:font-size="12pt" fo:letter-spacing="normal" fo:font-style="normal" fo:font-weight="normal"/>
    </style:style>
    <style:style style:name="T38" style:family="text">
      <style:text-properties fo:font-variant="normal" fo:text-transform="none" fo:color="#3d3d4e" style:font-name="Droid Serif" fo:font-size="13.5pt" fo:letter-spacing="normal" fo:font-style="normal"/>
    </style:style>
    <style:style style:name="T39" style:family="text">
      <style:text-properties fo:font-variant="normal" fo:text-transform="none" fo:color="#3d3d4e" fo:letter-spacing="normal"/>
    </style:style>
    <style:style style:name="T40" style:family="text">
      <style:text-properties fo:font-weight="bold" style:font-weight-asian="bold" style:font-weight-complex="bold"/>
    </style:style>
    <style:style style:name="T41" style:family="text">
      <style:text-properties fo:font-weight="normal" style:font-weight-asian="normal" style:font-weight-complex="normal"/>
    </style:style>
    <style:style style:name="T42" style:family="text">
      <style:text-properties fo:color="#000000" style:font-name="Raleway" fo:font-size="13.5pt" fo:letter-spacing="normal"/>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fo:background-color="#ffff00"/>
    </style:style>
    <style:style style:name="T45" style:family="text">
      <style:text-properties fo:font-style="italic"/>
    </style:style>
    <style:style style:name="T46" style:family="text">
      <style:text-properties fo:font-style="italic" fo:background-color="#ffff00"/>
    </style:style>
    <style:style style:name="T47" style:family="text">
      <style:text-properties fo:color="#6a3e3e"/>
    </style:style>
    <style:style style:name="T48" style:family="text">
      <style:text-properties fo:color="#6a3e3e" style:text-underline-style="solid" style:text-underline-width="auto" style:text-underline-color="font-color" fo:background-color="#ffff00"/>
    </style:style>
    <style:style style:name="T49" style:family="text">
      <style:text-properties fo:color="#6a3e3e" fo:font-weight="normal" style:font-weight-asian="normal" style:font-weight-complex="normal"/>
    </style:style>
    <style:style style:name="T50" style:family="text">
      <style:text-properties fo:color="#6a3e3e" fo:background-color="#f0d8a8"/>
    </style:style>
    <style:style style:name="T51" style:family="text">
      <style:text-properties fo:color="#6a3e3e" fo:background-color="#d4d4d4"/>
    </style:style>
    <style:style style:name="T52" style:family="text">
      <style:text-properties fo:color="#2a00ff"/>
    </style:style>
    <style:style style:name="T53" style:family="text">
      <style:text-properties fo:color="#2a00ff" fo:font-weight="normal" style:font-weight-asian="normal" style:font-weight-complex="normal"/>
    </style:style>
    <style:style style:name="T54" style:family="text">
      <style:text-properties fo:color="#2a00ff" fo:background-color="#ffff00"/>
    </style:style>
    <style:style style:name="T55" style:family="text">
      <style:text-properties fo:color="#7f0055" style:text-underline-style="solid" style:text-underline-width="auto" style:text-underline-color="font-color" fo:font-weight="bold" fo:background-color="#ffff00"/>
    </style:style>
    <style:style style:name="T56" style:family="text">
      <style:text-properties fo:color="#7f0055" fo:font-weight="bold"/>
    </style:style>
    <style:style style:name="T57" style:family="text">
      <style:text-properties fo:background-color="#d4d4d4"/>
    </style:style>
    <style:style style:name="T58" style:family="text">
      <style:text-properties fo:color="#0000c0" fo:font-style="italic" fo:font-weight="bold"/>
    </style:style>
    <style:style style:name="T59" style:family="text">
      <style:text-properties fo:background-color="#ffff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 17 Features:</text:p>
      <text:p text:style-name="P1"/>
      <text:p text:style-name="P2"><text:span text:style-name="Strong_20_Emphasis"><text:span text:style-name="T1">Switch Pattern Matching (Preview)</text:span></text:span> </text:p>
      <text:p text:style-name="P2"/>
      <text:p text:style-name="P2"><text:span text:style-name="T3">In earlier releases, the selector expression must evaluate to a number, string or </text:span><text:span text:style-name="Source_20_Text"><text:span text:style-name="T7">enum </text:span></text:span><text:span text:style-name="T3">constant, and case labels must be constants.</text:span></text:p>
      <text:p text:style-name="P22"/>
      <text:p text:style-name="P2"><text:span text:style-name="T3">However, in this release, the selector expression can be of any type, and </text:span><text:span text:style-name="Source_20_Text"><text:span text:style-name="T7">case </text:span></text:span><text:span text:style-name="T3">labels can have patterns. </text:span></text:p>
      <text:p text:style-name="P22"/>
      <text:p text:style-name="P2"><text:span text:style-name="T3">A </text:span><text:span text:style-name="Source_20_Text"><text:span text:style-name="T7">switch </text:span></text:span><text:span text:style-name="T3">statement or expression can test whether its selector expression matches a pattern, which offers more flexibility and expressiveness compared to testing whether its selector expression is exactly equal to a constant. </text:span></text:p>
      <text:p text:style-name="P22"/>
      <text:p text:style-name="P22">This is a preview feature. It may get removed from future release.</text:p>
      <text:p text:style-name="P22"/>
      <text:p text:style-name="P25">Sealed Classes:</text:p>
      <text:p text:style-name="P23">Sealing allows classes and interfaces to define who can extend/implement them.</text:p>
      <text:p text:style-name="P23"/>
      <text:p text:style-name="P3"><text:span text:style-name="T11">As an example, imagine a business domain that only works with cars and trucks, not motorcycles. When creating the </text:span><text:span text:style-name="Emphasis"><text:span text:style-name="T10">Vehicle</text:span></text:span><text:span text:style-name="Emphasis"><text:span text:style-name="T8"> </text:span></text:span><text:span text:style-name="T11">abstract class in Java, we should be able to allow only </text:span><text:span text:style-name="Emphasis"><text:span text:style-name="T10">Car</text:span></text:span><text:span text:style-name="Emphasis"><text:span text:style-name="T8"> </text:span></text:span><text:span text:style-name="T11">and </text:span><text:span text:style-name="Emphasis"><text:span text:style-name="T10">Truck</text:span></text:span><text:span text:style-name="Emphasis"><text:span text:style-name="T8"> </text:span></text:span><text:span text:style-name="T11">classes to extend it. In that way, we want to ensure that there will be no misuse of the </text:span><text:span text:style-name="Emphasis"><text:span text:style-name="T10">Vehicle</text:span></text:span><text:span text:style-name="Emphasis"><text:span text:style-name="T8"> </text:span></text:span><text:span text:style-name="T11">abstract class within our domain.</text:span><text:span text:style-name="T2"> </text:span></text:p>
      <text:p text:style-name="P23"><text:s/></text:p>
      <text:p text:style-name="P23">In Java 15, sealed classes were introduced as preview.</text:p>
      <text:p text:style-name="P23">Motivation is “Code reuse is not always the goal”.</text:p>
      <text:p text:style-name="P23"/>
      <text:p text:style-name="P23"/>
      <text:p text:style-name="P3"><text:span text:style-name="T11">To seal an interface, we can apply the </text:span><text:span text:style-name="Emphasis"><text:span text:style-name="T10">sealed</text:span></text:span><text:span text:style-name="Emphasis"><text:span text:style-name="T8"> </text:span></text:span><text:span text:style-name="T11">modifier to its declaration. The </text:span><text:span text:style-name="Emphasis"><text:span text:style-name="T10">permits</text:span></text:span><text:span text:style-name="Emphasis"><text:span text:style-name="T8"> </text:span></text:span><text:span text:style-name="T11">clause then specifies the classes that are permitted to implement the sealed interface:</text:span><text:span text:style-name="T2"> </text:span></text:p>
      <text:p text:style-name="P23"/>
      <text:p text:style-name="P2"><text:span text:style-name="T20">public</text:span><text:span text:style-name="T9"> </text:span><text:span text:style-name="T20">sealed</text:span><text:span text:style-name="T9"> </text:span><text:span text:style-name="T20">interface</text:span><text:span text:style-name="T9"> </text:span><text:span text:style-name="T22">Service</text:span><text:span text:style-name="T9"> </text:span><text:span text:style-name="T17">permits Car, Truck {</text:span></text:p>
      <text:p text:style-name="P2"><text:span text:style-name="T17"><text:s/></text:span><text:span text:style-name="T28">int</text:span><text:span text:style-name="T9"> </text:span><text:span text:style-name="T22">getMaxServiceIntervalInMonths</text:span><text:span text:style-name="T17">(); </text:span></text:p>
      <text:p text:style-name="P2"><text:span text:style-name="T17"><text:s/></text:span><text:span text:style-name="T20">default</text:span><text:span text:style-name="T9"> </text:span><text:span text:style-name="T28">int</text:span><text:span text:style-name="T9"> </text:span><text:span text:style-name="T22">getMaxDistanceBetweenServicesInKilometers</text:span><text:span text:style-name="T17">()</text:span><text:span text:style-name="T9"> </text:span><text:span text:style-name="T17">{ </text:span></text:p>
      <text:p text:style-name="P2"><text:span text:style-name="T17"><text:s text:c="4"/></text:span><text:span text:style-name="T20">return</text:span><text:span text:style-name="T9"> </text:span><text:span text:style-name="T27">100000</text:span><text:span text:style-name="T17">; </text:span></text:p>
      <text:p text:style-name="P27"><text:s/>}</text:p>
      <text:p text:style-name="P2"><text:span text:style-name="T17">}</text:span><text:span text:style-name="T3"> </text:span></text:p>
      <text:p text:style-name="P22"/>
      <text:p text:style-name="P22">Sealed Classes:</text:p>
      <text:p text:style-name="P22"/>
      <text:p text:style-name="P14"><text:span text:style-name="T12">Similar to interfaces, we can seal classes by applying the same </text:span><text:span text:style-name="Emphasis"><text:span text:style-name="T12">sealed </text:span></text:span><text:span text:style-name="T12">modifier. The </text:span><text:span text:style-name="Emphasis"><text:span text:style-name="T12">permits </text:span></text:span><text:span text:style-name="T12">clause should be defined after any </text:span><text:span text:style-name="Emphasis"><text:span text:style-name="T12">extends </text:span></text:span><text:span text:style-name="T12">or </text:span><text:span text:style-name="Emphasis"><text:span text:style-name="T12">implements </text:span></text:span><text:span text:style-name="T12">clauses:</text:span></text:p>
      <text:p text:style-name="P17"><text:span text:style-name="Source_20_Text"><text:span text:style-name="T21">public</text:span></text:span><text:span text:style-name="Source_20_Text"><text:span text:style-name="T18"> </text:span></text:span><text:span text:style-name="Source_20_Text"><text:span text:style-name="T21">abstract</text:span></text:span><text:span text:style-name="Source_20_Text"><text:span text:style-name="T18"> </text:span></text:span><text:span text:style-name="Source_20_Text"><text:span text:style-name="T21">sealed</text:span></text:span><text:span text:style-name="Source_20_Text"><text:span text:style-name="T18"> </text:span></text:span><text:span text:style-name="Source_20_Text"><text:span text:style-name="T21">class</text:span></text:span><text:span text:style-name="Source_20_Text"><text:span text:style-name="T18"> </text:span></text:span><text:span text:style-name="Source_20_Text"><text:span text:style-name="T23">Vehicle</text:span></text:span><text:span text:style-name="Source_20_Text"><text:span text:style-name="T18"> permits Car, Truck {</text:span></text:span></text:p>
      <text:p text:style-name="P21"/>
      <text:p text:style-name="P21"><text:soft-page-break/><text:span text:style-name="Source_20_Text"><text:span text:style-name="T19"><text:s text:c="4"/></text:span></text:span><text:span text:style-name="Source_20_Text"><text:span text:style-name="T21">protected</text:span></text:span><text:span text:style-name="Source_20_Text"><text:span text:style-name="T18"> </text:span></text:span><text:span text:style-name="Source_20_Text"><text:span text:style-name="T21">final</text:span></text:span><text:span text:style-name="Source_20_Text"><text:span text:style-name="T18"> String registrationNumber;</text:span></text:span></text:p>
      <text:p text:style-name="P21"/>
      <text:p text:style-name="P21"><text:span text:style-name="Source_20_Text"><text:span text:style-name="T19"><text:s text:c="4"/></text:span></text:span><text:span text:style-name="Source_20_Text"><text:span text:style-name="T21">public</text:span></text:span><text:span text:style-name="Source_20_Text"><text:span text:style-name="T18"> </text:span></text:span><text:span text:style-name="Source_20_Text"><text:span text:style-name="T23">Vehicle</text:span></text:span><text:span text:style-name="Source_20_Text"><text:span text:style-name="T18">(String registrationNumber) {</text:span></text:span></text:p>
      <text:p text:style-name="P21"><text:span text:style-name="Source_20_Text"><text:span text:style-name="T19"><text:s text:c="8"/></text:span></text:span><text:span text:style-name="Source_20_Text"><text:span text:style-name="T30">this</text:span></text:span><text:span text:style-name="Source_20_Text"><text:span text:style-name="T18">.registrationNumber = registrationNumber;</text:span></text:span></text:p>
      <text:p text:style-name="P21"><text:span text:style-name="Source_20_Text"><text:span text:style-name="T19"><text:s text:c="4"/></text:span></text:span><text:span text:style-name="Source_20_Text"><text:span text:style-name="T18">}</text:span></text:span></text:p>
      <text:p text:style-name="P21"/>
      <text:p text:style-name="P21"><text:span text:style-name="Source_20_Text"><text:span text:style-name="T19"><text:s text:c="4"/></text:span></text:span><text:span text:style-name="Source_20_Text"><text:span text:style-name="T21">public</text:span></text:span><text:span text:style-name="Source_20_Text"><text:span text:style-name="T18"> String </text:span></text:span><text:span text:style-name="Source_20_Text"><text:span text:style-name="T23">getRegistrationNumber</text:span></text:span><text:span text:style-name="Source_20_Text"><text:span text:style-name="T18">() {</text:span></text:span></text:p>
      <text:p text:style-name="P21"><text:span text:style-name="Source_20_Text"><text:span text:style-name="T19"><text:s text:c="8"/></text:span></text:span><text:span text:style-name="Source_20_Text"><text:span text:style-name="T21">return</text:span></text:span><text:span text:style-name="Source_20_Text"><text:span text:style-name="T18"> registrationNumber;</text:span></text:span></text:p>
      <text:p text:style-name="P21"><text:span text:style-name="Source_20_Text"><text:span text:style-name="T19"><text:s text:c="4"/></text:span></text:span><text:span text:style-name="Source_20_Text"><text:span text:style-name="T18">}</text:span></text:span></text:p>
      <text:p text:style-name="P21"/>
      <text:p text:style-name="P20"><text:span text:style-name="Source_20_Text"><text:span text:style-name="T18">}</text:span></text:span></text:p>
      <text:p text:style-name="P2"><text:span text:style-name="T12">A permitted subclass must define a modifier. It may be </text:span><text:a xlink:type="simple" xlink:href="https://www.baeldung.com/java-final" text:style-name="Internet_20_link" text:visited-style-name="Visited_20_Internet_20_Link"><text:span text:style-name="T24">declared </text:span></text:a><text:a xlink:type="simple" xlink:href="https://www.baeldung.com/java-final" text:style-name="Internet_20_link" text:visited-style-name="Visited_20_Internet_20_Link"><text:span text:style-name="Emphasis"><text:span text:style-name="T24">final</text:span></text:span></text:a><text:a xlink:type="simple" xlink:href="https://www.baeldung.com/java-final" text:style-name="Internet_20_link" text:visited-style-name="Visited_20_Internet_20_Link"><text:span text:style-name="T24"> </text:span></text:a><text:span text:style-name="T12">to prevent any further extensions.</text:span></text:p>
      <text:p text:style-name="P28"/>
      <text:p text:style-name="P28"/>
      <text:p text:style-name="P2"><text:span text:style-name="T12">A permitted subclass may also be declared </text:span><text:span text:style-name="Emphasis"><text:span text:style-name="T16">sealed</text:span></text:span><text:span text:style-name="T12">. However, if we declare it </text:span><text:span text:style-name="Emphasis"><text:span text:style-name="T16">non-sealed, </text:span></text:span><text:span text:style-name="T12">then it is open for extension.</text:span></text:p>
      <text:p text:style-name="P28"/>
      <text:p text:style-name="P15">A sealed class imposes three important constraints on its permitted subclasses:</text:p>
      <text:list xml:id="list694615225861624195" text:style-name="L1">
        <text:list-item>
          <text:p text:style-name="P33">All permitted subclasses must belong to the same module as the sealed class.</text:p>
        </text:list-item>
        <text:list-item>
          <text:p text:style-name="P33">Every permitted subclass must explicitly extend the sealed class.</text:p>
        </text:list-item>
        <text:list-item>
          <text:p text:style-name="P34"><text:span text:style-name="T13">Every permitted subclass must define a modifier:f</text:span><text:span text:style-name="Emphasis"><text:span text:style-name="T13">inal</text:span></text:span><text:span text:style-name="T13">,</text:span><text:span text:style-name="Emphasis"><text:span text:style-name="T13">sealed</text:span></text:span><text:span text:style-name="T13">, or </text:span><text:span text:style-name="Emphasis"><text:span text:style-name="T13">non-sealed.</text:span></text:span></text:p>
        </text:list-item>
      </text:list>
      <text:p text:style-name="P28"/>
      <text:p text:style-name="P22"/>
      <text:p text:style-name="P14"><text:span text:style-name="T12">Sealed classes work very well with </text:span><text:a xlink:type="simple" xlink:href="https://www.baeldung.com/java-record-keyword" text:style-name="Internet_20_link" text:visited-style-name="Visited_20_Internet_20_Link"><text:span text:style-name="T25">records</text:span></text:a><text:span text:style-name="T12">. Since records are implicitly final, the sealed hierarchy is even more concise. Let's try to rewrite our class example using records:</text:span></text:p>
      <text:p text:style-name="P17"><text:span text:style-name="Source_20_Text"><text:span text:style-name="T21">public</text:span></text:span><text:span text:style-name="Source_20_Text"><text:span text:style-name="T18"> </text:span></text:span><text:span text:style-name="Source_20_Text"><text:span text:style-name="T21">sealed</text:span></text:span><text:span text:style-name="Source_20_Text"><text:span text:style-name="T18"> </text:span></text:span><text:span text:style-name="Source_20_Text"><text:span text:style-name="T21">interface</text:span></text:span><text:span text:style-name="Source_20_Text"><text:span text:style-name="T18"> </text:span></text:span><text:span text:style-name="Source_20_Text"><text:span text:style-name="T23">Vehicle</text:span></text:span><text:span text:style-name="Source_20_Text"><text:span text:style-name="T18"> permits Car, Truck {</text:span></text:span></text:p>
      <text:p text:style-name="P21"/>
      <text:p text:style-name="P21"><text:span text:style-name="Source_20_Text"><text:span text:style-name="T19"><text:s text:c="4"/></text:span></text:span><text:span text:style-name="Source_20_Text"><text:span text:style-name="T18">String </text:span></text:span><text:span text:style-name="Source_20_Text"><text:span text:style-name="T23">getRegistrationNumber</text:span></text:span><text:span text:style-name="Source_20_Text"><text:span text:style-name="T18">();</text:span></text:span></text:p>
      <text:p text:style-name="P21"/>
      <text:p text:style-name="P21"><text:span text:style-name="Source_20_Text"><text:span text:style-name="T18">}</text:span></text:span></text:p>
      <text:p text:style-name="P21"/>
      <text:p text:style-name="P21"><text:span text:style-name="Source_20_Text"><text:span text:style-name="T21">public</text:span></text:span><text:span text:style-name="Source_20_Text"><text:span text:style-name="T18"> </text:span></text:span><text:span text:style-name="Source_20_Text"><text:span text:style-name="T21">record</text:span></text:span><text:span text:style-name="Source_20_Text"><text:span text:style-name="T18"> </text:span></text:span><text:span text:style-name="Source_20_Text"><text:span text:style-name="T23">Car</text:span></text:span><text:span text:style-name="Source_20_Text"><text:span text:style-name="T18">(</text:span></text:span><text:span text:style-name="Source_20_Text"><text:span text:style-name="T29">int</text:span></text:span><text:span text:style-name="Source_20_Text"><text:span text:style-name="T18"> numberOfSeats, String registrationNumber) </text:span></text:span><text:span text:style-name="Source_20_Text"><text:span text:style-name="T21">implements</text:span></text:span><text:span text:style-name="Source_20_Text"><text:span text:style-name="T18"> </text:span></text:span><text:span text:style-name="Source_20_Text"><text:span text:style-name="T23">Vehicle</text:span></text:span><text:span text:style-name="Source_20_Text"><text:span text:style-name="T18"> {</text:span></text:span></text:p>
      <text:p text:style-name="P21"/>
      <text:p text:style-name="P21"><text:span text:style-name="Source_20_Text"><text:span text:style-name="T19"><text:s text:c="4"/></text:span></text:span><text:span text:style-name="Source_20_Text"><text:span text:style-name="T31">@Override</text:span></text:span></text:p>
      <text:p text:style-name="P21"><text:span text:style-name="Source_20_Text"><text:span text:style-name="T19"><text:s text:c="4"/></text:span></text:span><text:span text:style-name="Source_20_Text"><text:span text:style-name="T21">public</text:span></text:span><text:span text:style-name="Source_20_Text"><text:span text:style-name="T18"> String </text:span></text:span><text:span text:style-name="Source_20_Text"><text:span text:style-name="T23">getRegistrationNumber</text:span></text:span><text:span text:style-name="Source_20_Text"><text:span text:style-name="T18">() {</text:span></text:span></text:p>
      <text:p text:style-name="P21"><text:span text:style-name="Source_20_Text"><text:span text:style-name="T19"><text:s text:c="8"/></text:span></text:span><text:span text:style-name="Source_20_Text"><text:span text:style-name="T21">return</text:span></text:span><text:span text:style-name="Source_20_Text"><text:span text:style-name="T18"> registrationNumber;</text:span></text:span></text:p>
      <text:p text:style-name="P21"><text:soft-page-break/><text:span text:style-name="Source_20_Text"><text:span text:style-name="T19"><text:s text:c="4"/></text:span></text:span><text:span text:style-name="Source_20_Text"><text:span text:style-name="T18">}</text:span></text:span></text:p>
      <text:p text:style-name="P21"/>
      <text:p text:style-name="P21"><text:span text:style-name="Source_20_Text"><text:span text:style-name="T19"><text:s text:c="4"/></text:span></text:span><text:span text:style-name="Source_20_Text"><text:span text:style-name="T21">public</text:span></text:span><text:span text:style-name="Source_20_Text"><text:span text:style-name="T18"> </text:span></text:span><text:span text:style-name="Source_20_Text"><text:span text:style-name="T29">int</text:span></text:span><text:span text:style-name="Source_20_Text"><text:span text:style-name="T18"> </text:span></text:span><text:span text:style-name="Source_20_Text"><text:span text:style-name="T23">getNumberOfSeats</text:span></text:span><text:span text:style-name="Source_20_Text"><text:span text:style-name="T18">() {</text:span></text:span></text:p>
      <text:p text:style-name="P21"><text:span text:style-name="Source_20_Text"><text:span text:style-name="T19"><text:s text:c="8"/></text:span></text:span><text:span text:style-name="Source_20_Text"><text:span text:style-name="T21">return</text:span></text:span><text:span text:style-name="Source_20_Text"><text:span text:style-name="T18"> numberOfSeats;</text:span></text:span></text:p>
      <text:p text:style-name="P21"><text:span text:style-name="Source_20_Text"><text:span text:style-name="T19"><text:s text:c="4"/></text:span></text:span><text:span text:style-name="Source_20_Text"><text:span text:style-name="T18">}</text:span></text:span></text:p>
      <text:p text:style-name="P21"/>
      <text:p text:style-name="P21"><text:span text:style-name="Source_20_Text"><text:span text:style-name="T18">}</text:span></text:span></text:p>
      <text:p text:style-name="P21"/>
      <text:p text:style-name="P21"><text:span text:style-name="Source_20_Text"><text:span text:style-name="T21">public</text:span></text:span><text:span text:style-name="Source_20_Text"><text:span text:style-name="T18"> </text:span></text:span><text:span text:style-name="Source_20_Text"><text:span text:style-name="T21">record</text:span></text:span><text:span text:style-name="Source_20_Text"><text:span text:style-name="T18"> </text:span></text:span><text:span text:style-name="Source_20_Text"><text:span text:style-name="T23">Truck</text:span></text:span><text:span text:style-name="Source_20_Text"><text:span text:style-name="T18">(</text:span></text:span><text:span text:style-name="Source_20_Text"><text:span text:style-name="T29">int</text:span></text:span><text:span text:style-name="Source_20_Text"><text:span text:style-name="T18"> loadCapacity, String registrationNumber) </text:span></text:span><text:span text:style-name="Source_20_Text"><text:span text:style-name="T21">implements</text:span></text:span><text:span text:style-name="Source_20_Text"><text:span text:style-name="T18"> </text:span></text:span><text:span text:style-name="Source_20_Text"><text:span text:style-name="T23">Vehicle</text:span></text:span><text:span text:style-name="Source_20_Text"><text:span text:style-name="T18"> {</text:span></text:span></text:p>
      <text:p text:style-name="P21"/>
      <text:p text:style-name="P21"><text:span text:style-name="Source_20_Text"><text:span text:style-name="T19"><text:s text:c="4"/></text:span></text:span><text:span text:style-name="Source_20_Text"><text:span text:style-name="T31">@Override</text:span></text:span></text:p>
      <text:p text:style-name="P21"><text:span text:style-name="Source_20_Text"><text:span text:style-name="T19"><text:s text:c="4"/></text:span></text:span><text:span text:style-name="Source_20_Text"><text:span text:style-name="T21">public</text:span></text:span><text:span text:style-name="Source_20_Text"><text:span text:style-name="T18"> String </text:span></text:span><text:span text:style-name="Source_20_Text"><text:span text:style-name="T23">getRegistrationNumber</text:span></text:span><text:span text:style-name="Source_20_Text"><text:span text:style-name="T18">() {</text:span></text:span></text:p>
      <text:p text:style-name="P21"><text:span text:style-name="Source_20_Text"><text:span text:style-name="T19"><text:s text:c="8"/></text:span></text:span><text:span text:style-name="Source_20_Text"><text:span text:style-name="T21">return</text:span></text:span><text:span text:style-name="Source_20_Text"><text:span text:style-name="T18"> registrationNumber;</text:span></text:span></text:p>
      <text:p text:style-name="P21"><text:span text:style-name="Source_20_Text"><text:span text:style-name="T19"><text:s text:c="4"/></text:span></text:span><text:span text:style-name="Source_20_Text"><text:span text:style-name="T18">}</text:span></text:span></text:p>
      <text:p text:style-name="P21"/>
      <text:p text:style-name="P21"><text:span text:style-name="Source_20_Text"><text:span text:style-name="T19"><text:s text:c="4"/></text:span></text:span><text:span text:style-name="Source_20_Text"><text:span text:style-name="T21">public</text:span></text:span><text:span text:style-name="Source_20_Text"><text:span text:style-name="T18"> </text:span></text:span><text:span text:style-name="Source_20_Text"><text:span text:style-name="T29">int</text:span></text:span><text:span text:style-name="Source_20_Text"><text:span text:style-name="T18"> </text:span></text:span><text:span text:style-name="Source_20_Text"><text:span text:style-name="T23">getLoadCapacity</text:span></text:span><text:span text:style-name="Source_20_Text"><text:span text:style-name="T18">() {</text:span></text:span></text:p>
      <text:p text:style-name="P21"><text:span text:style-name="Source_20_Text"><text:span text:style-name="T19"><text:s text:c="8"/></text:span></text:span><text:span text:style-name="Source_20_Text"><text:span text:style-name="T21">return</text:span></text:span><text:span text:style-name="Source_20_Text"><text:span text:style-name="T18"> loadCapacity;</text:span></text:span></text:p>
      <text:p text:style-name="P21"><text:span text:style-name="Source_20_Text"><text:span text:style-name="T19"><text:s text:c="4"/></text:span></text:span><text:span text:style-name="Source_20_Text"><text:span text:style-name="T18">}</text:span></text:span></text:p>
      <text:p text:style-name="P21"/>
      <text:p text:style-name="P20"><text:span text:style-name="Source_20_Text"><text:span text:style-name="T18">}</text:span></text:span></text:p>
      <text:p text:style-name="P22"/>
      <text:p text:style-name="P2"><text:span text:style-name="T33">Enhanced Pseudo-Random Number Generators</text:span><text:span text:style-name="T32">. This new feature adds a new java.util.Random.SplittableRandom class, which uses a more advanced algorithm called a splitmix64 generator. splitmix64 generator is more secure than the LCG algorithm and renders better performance.</text:span><text:span text:style-name="T3"> </text:span></text:p>
      <text:p text:style-name="P22"/>
      <text:p text:style-name="P22">Graal Compiler is removed. Applet API is removed because browsers are no longer supporting them.</text:p>
      <text:p text:style-name="P22"/>
      <text:p text:style-name="P22"/>
      <text:p text:style-name="P22"/>
      <text:p text:style-name="P22"/>
      <text:p text:style-name="P22"/>
      <text:p text:style-name="P22"/>
      <text:p text:style-name="P22"/>
      <text:p text:style-name="P22"/>
      <text:p text:style-name="P22"/>
      <text:p text:style-name="P22"/>
      <text:p text:style-name="P26"><text:soft-page-break/>Java 11 Features:</text:p>
      <text:h text:style-name="P32" text:outline-level="3"><text:bookmark text:name="1-new-http-and-websocket-client"/>New HTTP (and WebSocket) Client:</text:h>
      <text:p text:style-name="P2"><text:span text:style-name="T4">It aims to replace </text:span><text:a xlink:type="simple" xlink:href="https://docs.oracle.com/en/java/javase/17/docs/api/java.base/java/net/HttpURLConnection.html" text:style-name="Internet_20_link" text:visited-style-name="Visited_20_Internet_20_Link"><text:span text:style-name="Emphasis"><text:span text:style-name="T26">HttpUrlConnection</text:span></text:span></text:a><text:span text:style-name="T6"> </text:span><text:span text:style-name="T4">class.</text:span></text:p>
      <text:p text:style-name="P14"><text:span text:style-name="T14">Until very recently, Java provided only the </text:span><text:span text:style-name="Emphasis"><text:span text:style-name="T14">HttpURLConnection </text:span></text:span><text:span text:style-name="T14">API, which is low-level and isn't known for being feature-rich and user-friendly.</text:span></text:p>
      <text:p text:style-name="P16"><text:span text:style-name="T12">Therefore, some widely used third-party libraries were commonly used, such as </text:span><text:a xlink:type="simple" xlink:href="https://hc.apache.org/httpcomponents-client-ga/" text:style-name="Internet_20_link" text:visited-style-name="Visited_20_Internet_20_Link"><text:span text:style-name="T25">Apache HttpClient</text:span></text:a><text:span text:style-name="T12">, </text:span><text:a xlink:type="simple" xlink:href="http://www.eclipse.org/jetty/documentation/current/http-client-api.html" text:style-name="Internet_20_link" text:visited-style-name="Visited_20_Internet_20_Link">Jetty</text:a><text:span text:style-name="T25"> </text:span><text:span text:style-name="T12">and Spring's </text:span><text:a xlink:type="simple" xlink:href="https://www.baeldung.com/rest-template" text:style-name="Internet_20_link" text:visited-style-name="Visited_20_Internet_20_Link"><text:span text:style-name="T25">RestTemplate</text:span></text:a><text:span text:style-name="T12">.</text:span></text:p>
      <text:p text:style-name="P2"><text:span text:style-name="T5">The </text:span><text:span text:style-name="Strong_20_Emphasis"><text:span text:style-name="T15">HTTP client API <text:s/>implements HTTP/2 and Web Socket.</text:span></text:span><text:span text:style-name="T4"> </text:span></text:p>
      <text:p text:style-name="P2"><text:span text:style-name="Strong_20_Emphasis"><text:span text:style-name="T15">The API is now fully asynchronous (the previous HTTP/1.1 implementation was blocking).</text:span></text:span><text:span text:style-name="T4"> </text:span></text:p>
      <text:p text:style-name="P24"/>
      <text:p text:style-name="P2">The following were added:</text:p>
      <text:list xml:id="list907743594256180395" text:style-name="L2">
        <text:list-item>
          <text:p text:style-name="P35">HttpClient is the entry point for utilising the API.</text:p>
        </text:list-item>
        <text:list-item>
          <text:p text:style-name="P35">HttpRequest is a request to be sent through the HttpClient.</text:p>
        </text:list-item>
        <text:list-item>
          <text:p text:style-name="P35">HttpResponse is the result of an HttpRequest call.</text:p>
        </text:list-item>
        <text:list-item>
          <text:p text:style-name="P35">WebSocket is the entry point for building up a WebSocket client.</text:p>
        </text:list-item>
      </text:list>
      <text:p text:style-name="P4"/>
      <text:p text:style-name="P4"/>
      <text:p text:style-name="P4"/>
      <text:p text:style-name="P9">Running java file with single command:</text:p>
      <text:p text:style-name="P9"/>
      <text:p text:style-name="P6">Before jdk 11, there were 2 steps to run java code.</text:p>
      <text:p text:style-name="P6">-&gt; javac compilation and the java filename to run.</text:p>
      <text:p text:style-name="P6"/>
      <text:p text:style-name="P6">But now, we can directly use java &lt;filename&gt; command to directly run the java file.</text:p>
      <text:p text:style-name="P5"/>
      <text:p text:style-name="P5"/>
      <text:p text:style-name="P7">Converting Collection to an array:</text:p>
      <text:p text:style-name="P6"><text:span text:style-name="T11">The </text:span><text:span text:style-name="Emphasis"><text:span text:style-name="T42">java.util.Collection</text:span></text:span><text:span text:style-name="Emphasis"><text:span text:style-name="T10"> </text:span></text:span><text:span text:style-name="T11">interface contains a new default </text:span><text:span text:style-name="Emphasis"><text:span text:style-name="T42">toArray</text:span></text:span><text:span text:style-name="Emphasis"><text:span text:style-name="T10"> </text:span></text:span><text:span text:style-name="T11">method</text:span>.</text:p>
      <text:p text:style-name="P6"/>
      <text:p text:style-name="P11"><text:span text:style-name="T43">List</text:span> <text:span text:style-name="T47">sampleList</text:span> = Arrays.<text:span text:style-name="T45">asList</text:span>(<text:span text:style-name="T52">"Java"</text:span>, <text:span text:style-name="T52">"Kotlin"</text:span>);</text:p>
      <text:p text:style-name="P18">String[] <text:span text:style-name="T47">sampleArray</text:span> = (String[]) <text:span text:style-name="T48">sampleList</text:span><text:span text:style-name="T44">.toArray(String[]::</text:span><text:span text:style-name="T55">new</text:span><text:span text:style-name="T44">)</text:span><text:span text:style-name="T59">;</text:span></text:p>
      <text:p text:style-name="P18">System.<text:span text:style-name="T58">out</text:span>.println(Arrays.<text:span text:style-name="T45">toString</text:span>(<text:span text:style-name="T47">sampleArray</text:span>));</text:p>
      <text:p text:style-name="P6"/>
      <text:p text:style-name="P6"/>
      <text:p text:style-name="P6"/>
      <text:p text:style-name="P6"/>
      <text:p text:style-name="P6"/>
      <text:p text:style-name="P6"/>
      <text:p text:style-name="P8"><text:soft-page-break/>New Utility methods in String:</text:p>
      <text:p text:style-name="P6"/>
      <text:p text:style-name="P6"><text:span text:style-name="T40">repeat(int):</text:span> method repeats the string number of times passed in the parameter.</text:p>
      <text:p text:style-name="P6"><text:span text:style-name="T40">Lines():</text:span> method returns stream of strings, which is a collection of all substrings split by lines.</text:p>
      <text:p text:style-name="P6"><text:span text:style-name="T40">IsBlank():</text:span>returns boolean. Empty string and string with only white spaces are treated as blank.</text:p>
      <text:p text:style-name="P6"><text:span text:style-name="T40">StripLeading():</text:span> remove whitespace in the beginning of the string.</text:p>
      <text:p text:style-name="P6"><text:span text:style-name="T40">StripTrailing():</text:span> remove whitespace in the end of the string.</text:p>
      <text:p text:style-name="P5">Strip(): <text:span text:style-name="T41">remove whitespace from beginning and ending of the string and return the string.</text:span></text:p>
      <text:p text:style-name="P6"/>
      <text:p text:style-name="P12"><text:span text:style-name="T41">String </text:span><text:span text:style-name="T49">s</text:span><text:span text:style-name="T41"> = </text:span><text:span text:style-name="T53">"abc"</text:span><text:span text:style-name="T41">;</text:span></text:p>
      <text:p text:style-name="P18"><text:span text:style-name="T57">System</text:span>.<text:span text:style-name="T58">out</text:span>.println(<text:span text:style-name="T47">s</text:span>.repeat(10));</text:p>
      <text:p text:style-name="P18">String <text:span text:style-name="T47">g</text:span> = <text:span text:style-name="T52">"Hi this is line 1. \n Hi This is line 2 \n Hi This is line 3."</text:span>;</text:p>
      <text:p text:style-name="P18"><text:span text:style-name="T47">g</text:span>.lines().forEach(<text:span text:style-name="T47">t</text:span> -&gt; {<text:span text:style-name="T57">System</text:span>.<text:span text:style-name="T58">out</text:span>.println(<text:span text:style-name="T47">t</text:span>);});</text:p>
      <text:p text:style-name="P18">String <text:span text:style-name="T47">ss</text:span> = <text:span text:style-name="T52">" "</text:span>;</text:p>
      <text:p text:style-name="P18"><text:span text:style-name="T57">System</text:span>.<text:span text:style-name="T58">out</text:span>.println(<text:span text:style-name="T52">""</text:span>+ <text:span text:style-name="T47">ss</text:span>.isBlank());</text:p>
      <text:p text:style-name="P18">String <text:span text:style-name="T47">d</text:span> = <text:span text:style-name="T52">" aaaaaaaaaa "</text:span>;</text:p>
      <text:p text:style-name="P18"><text:span text:style-name="T57">System</text:span>.<text:span text:style-name="T58">out</text:span>.println(<text:span text:style-name="T47">d</text:span>);</text:p>
      <text:p text:style-name="P18"><text:span text:style-name="T57">System</text:span>.<text:span text:style-name="T58">out</text:span>.println(<text:span text:style-name="T47">d</text:span>.stripLeading());</text:p>
      <text:p text:style-name="P18"><text:span text:style-name="T57">System</text:span>.<text:span text:style-name="T58">out</text:span>.println(<text:span text:style-name="T47">d</text:span>.stripTrailing());</text:p>
      <text:p text:style-name="P18"><text:span text:style-name="T57">System</text:span>.<text:span text:style-name="T58">out</text:span>.println(<text:span text:style-name="T47">d</text:span>.strip());</text:p>
      <text:p text:style-name="P6"/>
      <text:p text:style-name="P30">Output:</text:p>
      <text:p text:style-name="P30"><draw:frame draw:style-name="fr1" draw:name="graphics1" text:anchor-type="paragraph" svg:width="11.033cm" svg:height="5.054cm" draw:z-index="0"><draw:image xlink:href="Pictures/10000000000001A1000000BF1D5D9F2B.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5"><text:soft-page-break/></text:p>
      <text:p text:style-name="P5">Local Variable Syntax for Lambda Expressions:</text:p>
      <text:p text:style-name="P5"/>
      <text:p text:style-name="P5">var <text:span text:style-name="T41">is keyword in java that is used to declare local variables. In java 11, we can use var with lambda expression parameters to avoid using the type name with variable name. In earlier version, this use of var was not allowed.</text:span></text:p>
      <text:p text:style-name="P6"/>
      <text:p text:style-name="P6">(var s1, s2) -&gt; s1 + s2; // no skipping allowed.</text:p>
      <text:p text:style-name="P6">(var s1, String s2) -&gt; s1+s2; // no mixing allowed.</text:p>
      <text:p text:style-name="P6"/>
      <text:p text:style-name="P6">Var s1 -&gt; s1 // paranthesis is mandatory if we are using var</text:p>
      <text:p text:style-name="P6"/>
      <text:p text:style-name="P6"/>
      <text:p text:style-name="P5">Nested Based Access Control:</text:p>
      <text:p text:style-name="P6">Before Java 11, if we have private members in our code then the compiler creates accessibility-broadening bridge methods that increases the size of application and may lead to confusion. That's why java improved nest based access control.</text:p>
      <text:p text:style-name="P6"/>
      <text:p text:style-name="P6">Java 11 allows classes and interfaces to be nested with each other. These nested types can be private fields, methods, constructors.</text:p>
      <text:p text:style-name="P6"/>
      <text:p text:style-name="P6"><text:span text:style-name="T34">If we compile the above source, it will generate four classes,</text:span><text:span text:style-name="Source_20_Text"><text:span text:style-name="T36">Alphabet</text:span></text:span><text:span text:style-name="T34">, </text:span><text:span text:style-name="Source_20_Text"><text:span text:style-name="T36">Alphabet$A</text:span></text:span><text:span text:style-name="T34">, </text:span><text:span text:style-name="Source_20_Text"><text:span text:style-name="T36">Alphabet$B</text:span></text:span><text:span text:style-name="T34">, and </text:span><text:span text:style-name="Source_20_Text"><text:span text:style-name="T36">Alphabet$B.B1</text:span></text:span><text:span text:style-name="T34">, even a nested class is a typical class with a unique name. The JVM access rule will not allow private access within different classes.</text:span> </text:p>
      <text:p text:style-name="P6"><draw:frame draw:style-name="fr2" draw:name="graphics2" text:anchor-type="paragraph" svg:width="17cm" svg:height="12.481cm" draw:z-index="1"><draw:image xlink:href="Pictures/100000000000036900000281F83DDE96.png" xlink:type="simple" xlink:show="embed" xlink:actuate="onLoad"/></draw:frame><text:soft-page-break/></text:p>
      <text:p text:style-name="P6"/>
      <text:p text:style-name="P31">In Java 11, it supports private access within nest members directly, with NO bridge method.</text:p>
      <text:p text:style-name="P31"/>
      <text:p text:style-name="P10">Some new APIs to validate the nested members.</text:p>
      <text:list xml:id="list4419079841732949232" text:style-name="L3">
        <text:list-item>
          <text:p text:style-name="P36"><text:span text:style-name="Source_20_Text"><text:span text:style-name="T37">getNestHost</text:span></text:span></text:p>
        </text:list-item>
        <text:list-item>
          <text:p text:style-name="P36"><text:span text:style-name="Source_20_Text"><text:span text:style-name="T37">getNestMembers</text:span></text:span></text:p>
        </text:list-item>
        <text:list-item>
          <text:p text:style-name="P36"><text:span text:style-name="Source_20_Text"><text:span text:style-name="T37">isNestmateOf</text:span></text:span></text:p>
        </text:list-item>
      </text:list>
      <text:p text:style-name="P31"/>
      <text:p text:style-name="P6"><text:span text:style-name="T35">Reading/Writing String to and from files:</text:span> </text:p>
      <text:p text:style-name="P6">readString(): read from file and return string.</text:p>
      <text:p text:style-name="P6">WriteString(): write into file.</text:p>
      <text:p text:style-name="P6">IsSameFile(): test whether two paths point to same file.</text:p>
      <text:p text:style-name="P6"/>
      <text:p text:style-name="P11">Files.<text:span text:style-name="T45">writeString</text:span>(Path.<text:span text:style-name="T45">of</text:span>(<text:span text:style-name="T52">"C:\\Users\\sehga\\OneDrive\\Desktop\\qq.txt"</text:span>), <text:span text:style-name="T52">"This should be written into file"</text:span>);</text:p>
      <text:p text:style-name="P18">System.<text:span text:style-name="T58">out</text:span>.println(<text:span text:style-name="T59">Files.</text:span><text:span text:style-name="T46">readString</text:span><text:span text:style-name="T59">(Path.</text:span><text:span text:style-name="T46">of</text:span><text:span text:style-name="T59">(</text:span><text:span text:style-name="T54">"C:\\Users\\sehga\\OneDrive\\Desktop\\qq.txt"</text:span><text:span text:style-name="T59">))</text:span>);</text:p>
      <text:p text:style-name="P6"/>
      <text:p text:style-name="P6"/>
      <text:p text:style-name="P6"/>
      <text:p text:style-name="P6"/>
      <text:p text:style-name="P8"><text:soft-page-break/>Pattern recognizing methods:</text:p>
      <text:p text:style-name="P6">asMatchPredicate(): Method will create a predicate if pattern matches the input string.</text:p>
      <text:p text:style-name="P6"/>
      <text:p text:style-name="P11">Predicate&lt;String&gt; <text:span text:style-name="T47">str</text:span> = Pattern.<text:span text:style-name="T45">compile</text:span>(<text:span text:style-name="T52">"a"</text:span>).asMatchPredicate();</text:p>
      <text:p text:style-name="P18"><text:span text:style-name="T56">boolean</text:span> <text:span text:style-name="T50">b2</text:span> = <text:span text:style-name="T47">str</text:span>.test(<text:span text:style-name="T52">"a"</text:span>);</text:p>
      <text:p text:style-name="P18">System.<text:span text:style-name="T58">out</text:span>.println(<text:span text:style-name="T51">b2</text:span>);</text:p>
      <text:p text:style-name="P6">Output: true</text:p>
      <text:p text:style-name="P6"/>
      <text:p text:style-name="P6">Optional.isEmpty():</text:p>
      <text:p text:style-name="P6"><text:span text:style-name="T38">The </text:span><text:span text:style-name="Strong_20_Emphasis"><text:span text:style-name="Source_20_Text">isEmpty </text:span></text:span><text:span text:style-name="Strong_20_Emphasis">method</text:span><text:span text:style-name="Strong_20_Emphasis"><text:span text:style-name="T39"> </text:span></text:span><text:span text:style-name="T38">of the </text:span><text:span text:style-name="Source_20_Text">Optional</text:span><text:span text:style-name="Source_20_Text"><text:span text:style-name="T39"> </text:span></text:span><text:span text:style-name="T38">class is an object method that is used to check if the object contains a value or not. The method returns </text:span><text:span text:style-name="Source_20_Text">true</text:span><text:span text:style-name="Source_20_Text"><text:span text:style-name="T39"> </text:span></text:span><text:span text:style-name="T38">if a value is not present. Otherwise, it returns </text:span><text:span text:style-name="Source_20_Text">false</text:span><text:span text:style-name="T38">.</text:span> </text:p>
      <text:p text:style-name="P6"/>
      <text:p text:style-name="P6">TimeUnit Conversion: Convert time to day, month year.</text:p>
      <text:p text:style-name="P13">// Convert hours to days</text:p>
      <text:p text:style-name="P18">TimeUnit <text:span text:style-name="T47">t2</text:span> = TimeUnit.<text:span text:style-name="T58">HOURS</text:span>;</text:p>
      <text:p text:style-name="P18">System.<text:span text:style-name="T58">out</text:span>.println(<text:span text:style-name="T47">t2</text:span>.toDays(72));</text:p>
      <text:p text:style-name="P19">// Convert 1 day to hours</text:p>
      <text:p text:style-name="P18">TimeUnit <text:span text:style-name="T47">t</text:span> = TimeUnit.<text:span text:style-name="T58">DAYS</text:span>;</text:p>
      <text:p text:style-name="P18">System.<text:span text:style-name="T58">out</text:span>.println(<text:span text:style-name="T47">t</text:span>.toHours(1));</text:p>
      <text:p text:style-name="P6"/>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ce style:name="Droid Serif" svg:font-family="'Droid Serif', Georgia, serif"/>
    <style:font-face style:name="Inter" svg:font-family="Inter, sans-serif"/>
    <style:font-face style:name="OpenSymbol" svg:font-family="OpenSymbol"/>
    <style:font-face style:name="Oracle Sans" svg:font-family="'Oracle Sans', apple-system, BlinkMacSystemFont, 'Segoe UI', 'Helvetica Neue', Helvetica, Arial, sans-serif"/>
    <style:font-face style:name="Raleway" svg:font-family="Raleway, sans-serif"/>
    <style:font-face style:name="Source Code Pro" svg:font-family="'Source Code Pro', Consolas, 'Bitstream Vera Sans Mono', 'Courier New', Courier, monospace"/>
    <style:font-face style:name="Source Sans Pro" svg:font-family="'Source Sans Pro'"/>
    <style:font-face style:name="inter-bold" svg:font-family="inter-bold, system-ui, apple-system, BlinkMacSystemFont, 'Segoe UI', Roboto, 'Helvetica Neue', Helvetica, Arial, sans-serif"/>
    <style:font-face style:name="system-ui" svg:font-family="system-ui, apple-system, 'Segoe UI', Roboto, 'Helvetica Neue', Arial, 'Noto Sans', 'Liberation Sans', sans-serif, 'Apple Color Emoji', 'Segoe UI Emoji', 'Segoe UI Symbol', 'Noto Color Emoji'"/>
    <style:font-face style:name="var bs-font-monospace" svg:font-family="'var bs-font-monospace'"/>
    <style:font-face style:name="var code-block-font-family" svg:font-family="'var code-block-font-family'"/>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